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A3000001088E4B0FD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2cm" svg:stroke-color="#ffffff" draw:marker-start-width="0.352cm" draw:marker-end-width="0.352cm" draw:fill="solid" draw:fill-color="#0084d1" draw:opacity="100%" draw:textarea-horizontal-align="justify" draw:textarea-vertical-align="middle" draw:auto-grow-height="false" fo:padding-top="0.175cm" fo:padding-bottom="0.175cm" fo:padding-left="0.3cm" fo:padding-right="0.3cm" draw:shadow-opacity="100%"/>
    </style:style>
    <style:style style:name="gr2" style:family="graphic" style:parent-style-name="standard">
      <style:graphic-properties draw:stroke="none" svg:stroke-color="#000000" draw:fill="none" draw:fill-color="#ffffff" draw:auto-grow-height="true" draw:auto-grow-width="false" fo:max-height="0cm" fo:min-height="0.766cm"/>
    </style:style>
    <style:style style:name="gr3" style:family="graphic" style:parent-style-name="standard">
      <style:graphic-properties svg:stroke-width="0.102cm" draw:marker-start-width="0.352cm" draw:marker-end-width="0.352cm" draw:fill="solid" draw:fill-color="#ff950e" draw:opacity="100%" draw:textarea-horizontal-align="justify" draw:textarea-vertical-align="middle" draw:auto-grow-height="false" fo:padding-top="0.175cm" fo:padding-bottom="0.175cm" fo:padding-left="0.3cm" fo:padding-right="0.3cm" draw:shadow-opacity="100%"/>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6" style:family="graphic">
      <style:graphic-properties style:protect="size"/>
    </style:style>
    <style:style style:name="gr7" style:family="graphic" style:parent-style-name="standard">
      <style:graphic-properties draw:stroke="none" draw:fill="none" fo:min-height="0.71cm"/>
    </style:style>
    <style:style style:name="gr8"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9"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0"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1"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2"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3"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4"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5"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6" style:family="graphic" style:parent-style-name="standard">
      <style:graphic-properties draw:stroke="none" svg:stroke-color="#000000" draw:fill="solid" draw:fill-color="#00ae00" draw:opacity="100%" draw:auto-grow-height="true" draw:auto-grow-width="false" fo:max-height="0cm" fo:min-height="0cm" draw:shadow-opacity="100%"/>
    </style:style>
    <style:style style:name="gr17" style:family="graphic" style:parent-style-name="standard">
      <style:graphic-properties draw:stroke="none" svg:stroke-color="#000000" draw:fill="solid" draw:fill-color="#ff950e" draw:opacity="100%" draw:auto-grow-height="true" draw:auto-grow-width="false" fo:max-height="0cm" fo:min-height="0cm" draw:shadow-opacity="100%"/>
    </style:style>
    <style:style style:name="gr18" style:family="graphic" style:parent-style-name="standard">
      <style:graphic-properties svg:stroke-width="0.152cm" svg:stroke-color="#ff950e" draw:marker-start-width="0.427cm" draw:marker-end-width="0.427cm" draw:fill="none" draw:textarea-horizontal-align="justify" draw:textarea-vertical-align="middle" draw:auto-grow-height="false" fo:padding-top="0.2cm" fo:padding-bottom="0.2cm" fo:padding-left="0.325cm" fo:padding-right="0.325cm"/>
    </style:style>
    <style:style style:name="gr19" style:family="graphic" style:parent-style-name="objectwithoutfill">
      <style:graphic-properties draw:stroke="solid" draw:stroke-dash="Ultrafine_20_2_20_Dots_20_3_20_Dashes" svg:stroke-width="0.051cm" svg:stroke-color="#ff950e" draw:marker-start-width="0.276cm" draw:marker-end="Arrow" draw:marker-end-width="0.376cm" draw:fill="none" draw:textarea-vertical-align="middle" fo:padding-top="0.15cm" fo:padding-bottom="0.15cm" fo:padding-left="0.275cm" fo:padding-right="0.275cm"/>
    </style:style>
    <style:style style:name="gr20" style:family="graphic" style:parent-style-name="standard">
      <style:graphic-properties draw:textarea-vertical-align="middle" draw:auto-grow-height="false" fo:min-height="0cm" fo:min-width="0cm"/>
    </style:style>
    <style:style style:name="gr21" style:family="graphic" style:parent-style-name="standard">
      <style:graphic-properties draw:stroke="none" svg:stroke-color="#000000" draw:fill="solid" draw:fill-color="#004586" draw:opacity="100%" draw:auto-grow-height="true" draw:auto-grow-width="false" fo:max-height="0cm" fo:min-height="0cm" draw:shadow-opacity="100%"/>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solid" draw:fill-color="#c5000b" draw:opacity="100%" draw:auto-grow-height="true" draw:auto-grow-width="false" fo:max-height="0cm" fo:min-height="0cm" draw:shadow-opacity="100%"/>
    </style:style>
    <style:style style:name="gr24" style:family="graphic" style:parent-style-name="standard">
      <style:graphic-properties svg:stroke-width="0.152cm" svg:stroke-color="#00ae00" draw:marker-start-width="0.427cm" draw:marker-end-width="0.427cm" draw:fill="none" draw:textarea-horizontal-align="justify" draw:textarea-vertical-align="middle" draw:auto-grow-height="false" fo:padding-top="0.2cm" fo:padding-bottom="0.2cm" fo:padding-left="0.325cm" fo:padding-right="0.325cm"/>
    </style:style>
    <style:style style:name="gr25" style:family="graphic" style:parent-style-name="standard">
      <style:graphic-properties draw:fill="solid" draw:fill-color="#0084d1" draw:opacity="100%" draw:textarea-horizontal-align="justify" draw:textarea-vertical-align="middle" draw:auto-grow-height="false" draw:shadow-opacity="100%"/>
    </style:style>
    <style:style style:name="gr26" style:family="graphic" style:parent-style-name="standard">
      <style:graphic-properties svg:stroke-width="0.152cm" svg:stroke-color="#ffffff" draw:marker-start-width="0.427cm" draw:marker-end-width="0.427cm" draw:fill="none" draw:textarea-horizontal-align="justify" draw:textarea-vertical-align="middle" draw:auto-grow-height="false" fo:padding-top="0.2cm" fo:padding-bottom="0.2cm" fo:padding-left="0.325cm" fo:padding-right="0.325cm"/>
    </style:style>
    <style:style style:name="gr27" style:family="graphic" style:parent-style-name="objectwithoutfill">
      <style:graphic-properties draw:stroke="solid" draw:stroke-dash="Ultrafine_20_2_20_Dots_20_3_20_Dashes" svg:stroke-width="0.051cm" svg:stroke-color="#ffffff" draw:marker-start-width="0.276cm" draw:marker-end="Arrow" draw:marker-end-width="0.376cm" draw:fill="none" draw:textarea-vertical-align="middle" fo:padding-top="0.15cm" fo:padding-bottom="0.15cm" fo:padding-left="0.275cm" fo:padding-right="0.275cm"/>
    </style:style>
    <style:style style:name="gr28" style:family="graphic" style:parent-style-name="objectwithoutfill">
      <style:graphic-properties draw:stroke="solid" draw:stroke-dash="Ultrafine_20_2_20_Dots_20_3_20_Dashes" svg:stroke-width="0.051cm" svg:stroke-color="#00ae00" draw:marker-start-width="0.276cm" draw:marker-end="Arrow" draw:marker-end-width="0.376cm" draw:fill="none" draw:textarea-vertical-align="middle" fo:padding-top="0.15cm" fo:padding-bottom="0.15cm" fo:padding-left="0.275cm" fo:padding-right="0.275cm"/>
    </style:style>
    <style:style style:name="gr29" style:family="graphic" style:parent-style-name="standard">
      <style:graphic-properties draw:stroke="none" draw:fill="none" fo:min-height="0.395cm"/>
    </style:style>
    <style:style style:name="gr30"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31"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pr1" style:family="presentation" style:parent-style-name="Bticino-title">
      <style:graphic-properties fo:min-height="1.702cm"/>
    </style:style>
    <style:style style:name="pr2" style:family="presentation" style:parent-style-name="Bticino-outline1">
      <style:graphic-properties fo:min-height="15.244cm"/>
    </style:style>
    <style:style style:name="pr3" style:family="presentation" style:parent-style-name="Bticino-notes">
      <style:graphic-properties draw:fill-color="#ffffff" draw:auto-grow-height="true" fo:min-height="12.56cm"/>
    </style:style>
    <style:style style:name="P1" style:family="paragraph">
      <style:paragraph-properties fo:text-align="center"/>
    </style:style>
    <style:style style:name="P2" style:family="paragraph">
      <style:paragraph-properties fo:text-align="center"/>
      <style:text-properties fo:font-family="'Ubuntu Condensed'" style:font-pitch="variable" fo:font-size="18pt" fo:font-weight="bold" style:font-weight-asian="bold" style:font-weight-complex="bold"/>
    </style:style>
    <style:style style:name="P3" style:family="paragraph">
      <style:paragraph-properties fo:text-align="start"/>
    </style:style>
    <style:style style:name="P4" style:family="paragraph">
      <style:paragraph-properties fo:text-align="start"/>
      <style:text-properties fo:color="#00ff00" fo:font-family="'Ubuntu Condensed'" style:font-pitch="variable" fo:font-weight="bold" style:font-weight-asian="bold" style:font-weight-complex="bold"/>
    </style:style>
    <style:style style:name="P5" style:family="paragraph">
      <style:text-properties fo:font-size="12pt"/>
    </style:style>
    <style:style style:name="P6" style:family="paragraph">
      <style:text-properties fo:font-family="Ubuntu" style:font-pitch="variable"/>
    </style:style>
    <style:style style:name="P7" style:family="paragraph">
      <style:text-properties fo:font-family="Ubuntu" style:font-pitch="variable" fo:font-size="22pt" style:font-size-asian="22pt" style:font-size-complex="22pt"/>
    </style:style>
    <style:style style:name="P8" style:family="paragraph">
      <style:text-properties fo:color="#0000ff" fo:font-family="'Ubuntu Condensed'" style:font-pitch="variable" fo:font-weight="bold" style:font-weight-asian="bold" style:font-weight-complex="bold"/>
    </style:style>
    <style:style style:name="P9" style:family="paragraph">
      <style:paragraph-properties fo:text-align="start"/>
      <style:text-properties fo:color="#00ff00" fo:font-family="'Ubuntu Condensed'" style:font-pitch="variable" fo:font-size="18pt" fo:font-weight="bold" style:font-weight-asian="bold" style:font-weight-complex="bold"/>
    </style:style>
    <style:style style:name="P10" style:family="paragraph">
      <style:paragraph-properties fo:line-height="93%" fo:text-align="star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ff00" fo:font-family="'Ubuntu Condensed'" style:font-pitch="variable" fo:font-size="18pt" fo:font-weight="bold" style:font-family-asian="'WenQuanYi Zen Hei'" style:font-pitch-asian="variable" style:font-size-asian="18pt" style:font-weight-asian="bold" style:font-family-complex="'WenQuanYi Zen Hei'" style:font-pitch-complex="variable" style:font-size-complex="18pt" style:font-weight-complex="bold"/>
    </style:style>
    <style:style style:name="P11" style:family="paragraph">
      <style:paragraph-properties fo:line-height="93%">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ff00" fo:font-family="'Ubuntu Condensed'" style:font-pitch="variable" fo:font-size="18pt" fo:font-weight="bold" style:font-family-asian="'WenQuanYi Zen Hei'" style:font-pitch-asian="variable" style:font-size-asian="18pt" style:font-weight-asian="bold" style:font-family-complex="'WenQuanYi Zen Hei'" style:font-pitch-complex="variable" style:font-size-complex="18pt" style:font-weight-complex="bold"/>
    </style:style>
    <style:style style:name="P12" style:family="paragraph">
      <style:text-properties fo:color="#ffffff" fo:font-family="'Ubuntu Condensed'" style:font-pitch="variable" fo:font-size="15pt" fo:font-weight="bold" style:font-size-asian="15pt" style:font-weight-asian="bold" style:font-size-complex="15pt" style:font-weight-complex="bold"/>
    </style:style>
    <style:style style:name="P13" style:family="paragraph">
      <style:paragraph-properties fo:text-align="center"/>
      <style:text-properties fo:font-family="'Ubuntu Condensed'" style:font-pitch="variable"/>
    </style:style>
    <style:style style:name="P14" style:family="paragraph">
      <style:text-properties fo:font-family="'Ubuntu Condensed'" style:font-pitch="variable"/>
    </style:style>
    <style:style style:name="P15" style:family="paragraph">
      <style:paragraph-properties fo:text-align="center"/>
      <style:text-properties fo:font-family="'Ubuntu Condensed'" style:font-pitch="variable" fo:font-size="12pt" style:font-size-asian="12pt" style:font-size-complex="12pt"/>
    </style:style>
    <style:style style:name="P16" style:family="paragraph">
      <style:paragraph-properties fo:text-align="center"/>
      <style:text-properties fo:color="#ffffff" fo:font-family="'Ubuntu Condensed'" style:font-pitch="variable" fo:font-size="12pt" style:font-size-asian="12pt" style:font-size-complex="12pt"/>
    </style:style>
    <style:style style:name="P17" style:family="paragraph">
      <style:paragraph-properties fo:text-align="start"/>
      <style:text-properties fo:color="#0000ff" fo:font-family="'Ubuntu Condensed'" style:font-pitch="variable" fo:font-size="14pt" fo:font-weight="bold" style:font-family-asian="'Cumberland AMT', Cumberland, 'Courier New', 'Liberation Mono', 'Nimbus Mono L', 'DejaVu Sans Mono', Courier, 'Lucida Sans Typewriter', 'Lucida Typewriter', Monaco, Monospaced" style:font-family-generic-asian="modern" style:font-pitch-asian="fixed" style:font-size-asian="14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4pt" style:font-weight-complex="bold"/>
    </style:style>
    <style:style style:name="P18" style:family="paragraph">
      <style:paragraph-properties fo:line-height="93%" fo:text-align="star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ff00" fo:font-family="'Ubuntu Condensed'" style:font-pitch="variable" fo:font-size="18pt" fo:font-weight="bold" style:font-family-asian="'WenQuanYi Zen Hei'" style:font-pitch-asian="variable" style:font-size-asian="18pt" style:font-weight-asian="bold" style:font-family-complex="'WenQuanYi Zen Hei'" style:font-pitch-complex="variable" style:font-size-complex="18pt" style:font-weight-complex="bold"/>
    </style:style>
    <style:style style:name="T1" style:family="text">
      <style:text-properties fo:font-weight="bold" style:font-weight-asian="bold" style:font-weight-complex="bold"/>
    </style:style>
    <style:style style:name="T2" style:family="text">
      <style:text-properties fo:font-family="'Ubuntu Condensed'" style:font-pitch="variable" fo:font-size="18pt" fo:font-weight="bold" style:font-weight-asian="bold" style:font-weight-complex="bold"/>
    </style:style>
    <style:style style:name="T3" style:family="text">
      <style:text-properties fo:color="#00ff00" fo:font-family="'Ubuntu Condensed'" style:font-pitch="variable" fo:font-weight="bold" style:font-weight-asian="bold" style:font-weight-complex="bold"/>
    </style:style>
    <style:style style:name="T4" style:family="text">
      <style:text-properties fo:color="#ffff00" fo:font-family="'Ubuntu Condensed'" style:font-pitch="variable"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family="Ubuntu" style:font-pitch="variable"/>
    </style:style>
    <style:style style:name="T7" style:family="text">
      <style:text-properties fo:font-family="Ubuntu" style:font-pitch="variable" fo:font-weight="bold" style:font-weight-asian="bold" style:font-weight-complex="bold"/>
    </style:style>
    <style:style style:name="T8" style:family="text">
      <style:text-properties fo:font-family="Ubuntu" style:font-pitch="variable" fo:font-size="22pt" style:font-size-asian="22pt" style:font-size-complex="22pt"/>
    </style:style>
    <style:style style:name="T9" style:family="text">
      <style:text-properties fo:color="#47b8b8" fo:font-family="'Ubuntu Condensed'" style:font-pitch="variable" fo:font-weight="bold" style:font-weight-asian="bold" style:font-weight-complex="bold"/>
    </style:style>
    <style:style style:name="T10" style:family="text">
      <style:text-properties fo:color="#0000ff" fo:font-family="'Ubuntu Condensed'" style:font-pitch="variable" fo:font-weight="bold" style:font-weight-asian="bold" style:font-weight-complex="bold"/>
    </style:style>
    <style:style style:name="T11" style:family="text">
      <style:text-properties fo:font-family="Ubuntu" style:font-pitch="variable" fo:font-size="22pt" fo:font-weight="bold" style:font-size-asian="22pt" style:font-weight-asian="bold" style:font-size-complex="22pt" style:font-weight-complex="bold"/>
    </style:style>
    <style:style style:name="T12" style:family="text">
      <style:text-properties fo:font-family="Ubuntu" style:font-pitch="variable" fo:font-size="22pt" fo:font-weight="normal" style:font-size-asian="22pt" style:font-weight-asian="normal" style:font-size-complex="22pt" style:font-weight-complex="normal"/>
    </style:style>
    <style:style style:name="T13" style:family="text">
      <style:text-properties fo:color="#0000ff" fo:font-family="Ubuntu" style:font-pitch="variable" fo:font-size="22pt" fo:font-weight="bold" style:font-size-asian="22pt" style:font-weight-asian="bold" style:font-size-complex="22pt" style:font-weight-complex="bold"/>
    </style:style>
    <style:style style:name="T14" style:family="text">
      <style:text-properties fo:color="#00ff00" fo:font-family="'Ubuntu Condensed'" style:font-pitch="variable" fo:font-size="18pt" fo:font-weight="bold" style:font-weight-asian="bold" style:font-weight-complex="bold"/>
    </style:style>
    <style:style style:name="T15" style:family="text">
      <style:text-properties fo:color="#ffff00" fo:font-family="'Ubuntu Condensed'" style:font-pitch="variable" fo:font-size="18pt" fo:font-weight="bold" style:font-weight-asian="bold" style:font-weight-complex="bold"/>
    </style:style>
    <style:style style:name="T16" style:family="text">
      <style:text-properties fo:color="#00ff00" fo:font-family="'Ubuntu Condensed'" style:font-pitch="variable" fo:font-size="18pt"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fo:color="#0000ff" fo:font-family="Ubuntu" style:font-pitch="variable" fo:font-size="22pt" fo:font-weight="bold" style:font-size-asian="22pt" style:font-weight-asian="bold" style:font-size-complex="22pt" style:font-weight-complex="bold"/>
    </style:style>
    <style:style style:name="T19" style:family="text">
      <style:text-properties fo:font-family="Ubuntu" style:font-pitch="variable" fo:font-size="22pt" fo:font-weight="bold" style:font-size-asian="22pt" style:font-weight-asian="bold" style:font-size-complex="22pt" style:font-weight-complex="bold"/>
    </style:style>
    <style:style style:name="T20" style:family="text">
      <style:text-properties fo:font-family="Ubuntu" style:font-pitch="variable" fo:font-size="22pt" fo:font-weight="normal" style:font-size-asian="22pt" style:font-weight-asian="normal" style:font-size-complex="22pt" style:font-weight-complex="normal"/>
    </style:style>
    <style:style style:name="T21" style:family="text">
      <style:text-properties fo:color="#ffff00"/>
    </style:style>
    <style:style style:name="T22" style:family="text">
      <style:text-properties fo:color="#ffffff" fo:font-family="'Ubuntu Condensed'" style:font-pitch="variable" fo:font-size="15pt" fo:font-weight="bold" style:font-size-asian="15pt" style:font-weight-asian="bold" style:font-size-complex="15pt" style:font-weight-complex="bold"/>
    </style:style>
    <style:style style:name="T23" style:family="text">
      <style:text-properties fo:font-family="'Ubuntu Condensed'" style:font-pitch="variable"/>
    </style:style>
    <style:style style:name="T24" style:family="text">
      <style:text-properties fo:color="#ffffff" fo:font-family="'Ubuntu Condensed'" style:font-pitch="variable" fo:font-size="12pt" style:font-size-asian="12pt" style:font-size-complex="12pt"/>
    </style:style>
    <style:style style:name="T25" style:family="text">
      <style:text-properties fo:color="#0000ff" fo:font-family="'Ubuntu Condensed'" style:font-pitch="variable" fo:font-size="14pt" fo:font-weight="bold" style:font-size-asian="14pt" style:font-weight-asian="bold" style:font-size-complex="14pt" style:font-weight-complex="bold"/>
    </style:style>
    <style:style style:name="T26" style:family="text">
      <style:text-properties fo:color="#0099ff"/>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2">
              <text:list-item>
                <text:p>Lavorare con più repository: <text:span text:style-name="T1">clone</text:span></text:p>
              </text:list-item>
            </text:list>
          </draw:text-box>
        </draw:frame>
        <draw:custom-shape draw:style-name="gr1" draw:text-style-name="P1" draw:layer="layout" svg:width="4.572cm" svg:height="4.826cm" svg:x="5.08cm" svg:y="8.12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2" draw:layer="layout" svg:width="5.08cm" svg:height="1.016cm" svg:x="4.826cm" svg:y="6.604cm">
          <draw:text-box>
            <text:p text:style-name="P1"><text:span text:style-name="T2">ciaomondo</text:span></text:p>
          </draw:text-box>
        </draw:frame>
        <draw:custom-shape draw:style-name="gr3" draw:text-style-name="P1" draw:layer="layout" svg:width="4.572cm" svg:height="4.826cm" svg:x="15.28cm" svg:y="8.12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2" draw:layer="layout" svg:width="6.972cm" svg:height="1.016cm" svg:x="13.926cm" svg:y="6.604cm">
          <draw:text-box>
            <text:p text:style-name="P1"><text:span text:style-name="T2">ciaomondo.cloned</text:span></text:p>
          </draw:text-box>
        </draw:frame>
        <draw:custom-shape draw:style-name="gr4" draw:text-style-name="P1" draw:layer="layout" svg:width="4.572cm" svg:height="1.27cm" svg:x="10.16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24.384cm" svg:height="6.604cm" svg:x="1.778cm" svg:y="13.462cm">
          <text:p text:style-name="P3"><text:span text:style-name="T3">$ pwd</text:span></text:p>
          <text:p text:style-name="P3"><text:span text:style-name="T3">$HOME/temp/ciaomondo</text:span></text:p>
          <text:p text:style-name="P3"><text:span text:style-name="T3">$ cd ..</text:span></text:p>
          <text:p text:style-name="P3"><text:span text:style-name="T3">$ git clone ciaomondo ciaomondo.cloned</text:span></text:p>
          <text:p text:style-name="P3"><text:span text:style-name="T3">$ ls</text:span></text:p>
          <text:p text:style-name="P3"><text:span text:style-name="T3">ciaomondo</text:span></text:p>
          <text:p text:style-name="P3"><text:span text:style-name="T3">ciaomondo.cloned</text:span><text:span text:style-name="T3"><text:tab/></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1" presentation:class="page"/>
          <draw:frame presentation:style-name="pr3" draw:text-style-name="P5" draw:layer="layout" svg:width="17.259cm" svg:height="12.56cm" svg:x="2.16cm" svg:y="13.268cm" presentation:class="notes" presentation:placeholder="true">
            <draw:text-box/>
          </draw:frame>
        </presentation:notes>
      </draw:page>
      <draw:page draw:name="page2"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14cm" svg:x="1.398cm" svg:y="3.048cm" presentation:class="outline" presentation:user-transformed="true">
          <draw:text-box>
            <text:list text:style-name="L2">
              <text:list-item>
                <text:p>Lavorare con più repository: <text:span text:style-name="T1">origin</text:span></text:p>
              </text:list-item>
            </text:list>
          </draw:text-box>
        </draw:frame>
        <draw:custom-shape draw:style-name="gr5" draw:text-style-name="P4" draw:layer="layout" svg:width="24.384cm" svg:height="15.658cm" svg:x="1.778cm" svg:y="4.662cm">
          <text:p text:style-name="P3"><text:span text:style-name="T3">$ cd ciaomondo.cloned</text:span></text:p>
          <text:p text:style-name="P3"><text:span text:style-name="T3">$ git remote</text:span></text:p>
          <text:p text:style-name="P3"><text:span text:style-name="T4">origin</text:span></text:p>
          <text:p text:style-name="P3"><text:span text:style-name="T3">$ git remote show origin</text:span></text:p>
          <text:p text:style-name="P3"><text:span text:style-name="T3">* remote origin</text:span></text:p>
          <text:p text:style-name="P3"><text:span text:style-name="T3"><text:s text:c="2"/></text:span><text:span text:style-name="T3">Fetch URL: /home/luigi/temp/corsogit/ciaomondo</text:span></text:p>
          <text:p text:style-name="P3"><text:span text:style-name="T3"><text:s text:c="2"/></text:span><text:span text:style-name="T3">Push <text:s/>URL: /home/luigi/temp/corsogit/ciaomondo</text:span></text:p>
          <text:p text:style-name="P3"><text:span text:style-name="T3"><text:s text:c="2"/></text:span><text:span text:style-name="T3">HEAD branch: master</text:span></text:p>
          <text:p text:style-name="P3"><text:span text:style-name="T3"><text:s text:c="2"/></text:span><text:span text:style-name="T3">Remote branches:</text:span></text:p>
          <text:p text:style-name="P3"><text:span text:style-name="T3"><text:s text:c="4"/></text:span><text:span text:style-name="T3">DEVEL <text:s/>tracked</text:span></text:p>
          <text:p text:style-name="P3"><text:span text:style-name="T3"><text:s text:c="4"/></text:span><text:span text:style-name="T3">master tracked</text:span></text:p>
          <text:p text:style-name="P3"><text:span text:style-name="T3"><text:s text:c="4"/></text:span><text:span text:style-name="T3">testA <text:s/>tracked</text:span></text:p>
          <text:p text:style-name="P3"><text:span text:style-name="T3"><text:s text:c="4"/></text:span><text:span text:style-name="T3">testB <text:s/>tracked</text:span></text:p>
          <text:p text:style-name="P3"><text:span text:style-name="T3"><text:s text:c="2"/></text:span><text:span text:style-name="T3">Local branch configured for 'git pull':</text:span></text:p>
          <text:p text:style-name="P3"><text:span text:style-name="T3"><text:s text:c="4"/></text:span><text:span text:style-name="T3">master merges with remote master</text:span></text:p>
          <text:p text:style-name="P3"><text:span text:style-name="T3"><text:s text:c="2"/></text:span><text:span text:style-name="T3">Local ref configured for 'git push':</text:span></text:p>
          <text:p text:style-name="P3"><text:span text:style-name="T3"><text:s text:c="4"/></text:span><text:span text:style-name="T3">master pushes to master (up to date)</text:span></text:p>
          <text:p text:style-name="P3"><text:span text:style-name="T3"/></text:p>
          <text:p text:style-name="P3"><text:span text:style-name="T3"><text:tab/></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2" presentation:class="page"/>
          <draw:frame presentation:style-name="pr3" draw:layer="layout" svg:width="17.259cm" svg:height="12.56cm" svg:x="2.16cm" svg:y="13.268cm" presentation:class="notes" presentation:placeholder="true">
            <draw:text-box/>
          </draw:frame>
        </presentation:notes>
      </draw:page>
      <draw:page draw:name="page3"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14cm" svg:x="1.398cm" svg:y="3.048cm" presentation:class="outline" presentation:user-transformed="true">
          <draw:text-box>
            <text:list text:style-name="L2">
              <text:list-item>
                <text:p>Lavorare con più repository: <text:span text:style-name="T1">remote branches</text:span></text:p>
              </text:list-item>
            </text:list>
          </draw:text-box>
        </draw:frame>
        <draw:custom-shape draw:style-name="gr5" draw:text-style-name="P4" draw:layer="layout" svg:width="24.384cm" svg:height="6.006cm" svg:x="1.778cm" svg:y="4.662cm">
          <text:p text:style-name="P3"><text:span text:style-name="T3">$ git branch</text:span></text:p>
          <text:p text:style-name="P3"><text:span text:style-name="T3">* master</text:span></text:p>
          <text:p text:style-name="P3"><text:span text:style-name="T3">$ git branch -a</text:span></text:p>
          <text:p text:style-name="P3"><text:span text:style-name="T3">* master</text:span></text:p>
          <text:p text:style-name="P3"><text:span text:style-name="T4"><text:s text:c="2"/></text:span><text:span text:style-name="T4">remotes/origin/DEVEL</text:span></text:p>
          <text:p text:style-name="P3"><text:span text:style-name="T4"><text:s text:c="2"/></text:span><text:span text:style-name="T4">remotes/origin/HEAD -&gt; origin/master</text:span></text:p>
          <text:p text:style-name="P3"><text:span text:style-name="T4"><text:s text:c="2"/></text:span><text:span text:style-name="T4">remotes/origin/master</text:span></text:p>
          <text:p text:style-name="P3"><text:span text:style-name="T4"/></text:p>
          <text:p text:style-name="P3"><text:span text:style-name="T3"/></text:p>
          <text:p text:style-name="P3"><text:span text:style-name="T3"><text:tab/></text:span></text:p>
          <draw:enhanced-geometry svg:viewBox="0 0 21600 21600" draw:type="rectangle" draw:enhanced-path="M 0 0 L 21600 0 21600 21600 0 21600 0 0 Z N"/>
        </draw:custom-shape>
        <draw:frame presentation:style-name="pr2" draw:layer="layout" svg:width="25.018cm" svg:height="8.128cm" svg:x="1.398cm" svg:y="11.148cm" presentation:class="outline" presentation:user-transformed="true">
          <draw:text-box>
            <text:list text:style-name="L3">
              <text:list-header>
                <text:p>Spostiamoci nel repository originale (ciaomondo) e modifichiamo qualcosa; vediamo come fare per recepire poi le modifiche nel nuovo repository</text:p>
              </text:list-header>
            </text:list>
          </draw:text-box>
        </draw:frame>
        <presentation:notes draw:style-name="dp2">
          <draw:page-thumbnail draw:style-name="gr6" draw:layer="layout" svg:width="13.957cm" svg:height="10.465cm" svg:x="3.809cm" svg:y="2.121cm" draw:page-number="3" presentation:class="page"/>
          <draw:frame presentation:style-name="pr3" draw:layer="layout" svg:width="17.259cm" svg:height="12.56cm" svg:x="2.16cm" svg:y="13.268cm" presentation:class="notes" presentation:placeholder="true">
            <draw:text-box/>
          </draw:frame>
        </presentation:notes>
      </draw:page>
      <draw:page draw:name="page4"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14cm" svg:x="1.398cm" svg:y="3.048cm" presentation:class="outline" presentation:user-transformed="true">
          <draw:text-box>
            <text:list text:style-name="L2">
              <text:list-item>
                <text:p>Lavorare con più repository: <text:span text:style-name="T1">fetch e pull</text:span></text:p>
              </text:list-item>
            </text:list>
          </draw:text-box>
        </draw:frame>
        <draw:custom-shape draw:style-name="gr5" draw:text-style-name="P4" draw:layer="layout" svg:width="24.384cm" svg:height="2.704cm" svg:x="1.778cm" svg:y="4.662cm">
          <text:p text:style-name="P3"><text:span text:style-name="T3">$ cd ciaomondo.cloned</text:span></text:p>
          <text:p text:style-name="P3"><text:span text:style-name="T3">$ git fetch</text:span></text:p>
          <text:p text:style-name="P3"><text:span text:style-name="T3">$ </text:span></text:p>
          <text:p text:style-name="P3"><text:span text:style-name="T4"/></text:p>
          <text:p text:style-name="P3"><text:span text:style-name="T3"/></text:p>
          <text:p text:style-name="P3"><text:span text:style-name="T3"><text:tab/></text:span></text:p>
          <draw:enhanced-geometry svg:viewBox="0 0 21600 21600" draw:type="rectangle" draw:enhanced-path="M 0 0 L 21600 0 21600 21600 0 21600 0 0 Z N"/>
        </draw:custom-shape>
        <draw:frame presentation:style-name="pr2" draw:layer="layout" svg:width="25.018cm" svg:height="6.222cm" svg:x="1.398cm" svg:y="7.748cm" presentation:class="outline" presentation:user-transformed="true">
          <draw:text-box>
            <text:list text:style-name="L3">
              <text:list-header>
                <text:p>Se verifichiamo il corrispondente del file modificato nel repository originale, noteremo che <text:span text:style-name="T1">non è cambiato. Fetch</text:span><text:span text:style-name="T5"> infatti fa il download delle modifiche da origin ma senza fare un merge successivo.</text:span></text:p>
              </text:list-header>
            </text:list>
          </draw:text-box>
        </draw:frame>
        <presentation:notes draw:style-name="dp2">
          <draw:page-thumbnail draw:style-name="gr6" draw:layer="layout" svg:width="13.957cm" svg:height="10.465cm" svg:x="3.809cm" svg:y="2.121cm" draw:page-number="4" presentation:class="page"/>
          <draw:frame presentation:style-name="pr3" draw:layer="layout" svg:width="17.259cm" svg:height="12.56cm" svg:x="2.16cm" svg:y="13.268cm" presentation:class="notes" presentation:placeholder="true">
            <draw:text-box/>
          </draw:frame>
        </presentation:notes>
      </draw:page>
      <draw:page draw:name="page5"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14cm" svg:x="1.398cm" svg:y="3.048cm" presentation:class="outline" presentation:user-transformed="true">
          <draw:text-box>
            <text:list text:style-name="L2">
              <text:list-item>
                <text:p>Lavorare con più repository: <text:span text:style-name="T1">fetch e pull</text:span></text:p>
              </text:list-item>
            </text:list>
          </draw:text-box>
        </draw:frame>
        <draw:frame presentation:style-name="pr2" draw:text-style-name="P6" draw:layer="layout" svg:width="25.018cm" svg:height="6.222cm" svg:x="1.398cm" svg:y="11.848cm" presentation:class="outline" presentation:user-transformed="true">
          <draw:text-box>
            <text:list text:style-name="L3">
              <text:list-header>
                <text:p><text:span text:style-name="T6">Dopo aver invocato il comando pull, il file appare modificato.</text:span></text:p>
                <text:p text:style-name="P1"><text:span text:style-name="T6">Quindi pull = </text:span><text:span text:style-name="T7">fetch + merge</text:span></text:p>
              </text:list-header>
            </text:list>
          </draw:text-box>
        </draw:frame>
        <draw:custom-shape draw:style-name="gr5" draw:text-style-name="P4" draw:layer="layout" svg:width="24.384cm" svg:height="5.958cm" svg:x="1.678cm" svg:y="4.962cm">
          <text:p text:style-name="P3"><text:span text:style-name="T3">$ git pull</text:span></text:p>
          <text:p text:style-name="P3"><text:span text:style-name="T3">Updating 843d358..a5d6e87</text:span></text:p>
          <text:p text:style-name="P3"><text:span text:style-name="T3">Fast-forward</text:span></text:p>
          <text:p text:style-name="P3"><text:span text:style-name="T3"><text:s/></text:span><text:span text:style-name="T3">Rakefile | 1 +</text:span></text:p>
          <text:p text:style-name="P3"><text:span text:style-name="T3"><text:s/></text:span><text:span text:style-name="T3">1 file changed, 1 insertion(+)</text:span></text:p>
          <text:p text:style-name="P3"><text:span text:style-name="T3">$</text:span></text:p>
          <text:p text:style-name="P3"><text:span text:style-name="T3"/></text:p>
          <text:p text:style-name="P3"><text:span text:style-name="T4"/></text:p>
          <text:p text:style-name="P3"><text:span text:style-name="T3"/></text:p>
          <text:p text:style-name="P3"><text:span text:style-name="T3"><text:tab/></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5" presentation:class="page"/>
          <draw:frame presentation:style-name="pr3" draw:layer="layout" svg:width="17.259cm" svg:height="12.56cm" svg:x="2.16cm" svg:y="13.268cm" presentation:class="notes" presentation:placeholder="true">
            <draw:text-box/>
          </draw:frame>
        </presentation:notes>
      </draw:page>
      <draw:page draw:name="page6"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6" draw:layer="layout" svg:width="25.018cm" svg:height="1.514cm" svg:x="1.398cm" svg:y="2.648cm" presentation:class="outline" presentation:user-transformed="true">
          <draw:text-box>
            <text:list text:style-name="L2">
              <text:list-item>
                <text:p><text:span text:style-name="T6">Lavorare con più repository: </text:span><text:span text:style-name="T7">branch remoto</text:span></text:p>
              </text:list-item>
            </text:list>
          </draw:text-box>
        </draw:frame>
        <draw:frame presentation:style-name="pr2" draw:text-style-name="P7" draw:layer="layout" svg:width="25.018cm" svg:height="2.972cm" svg:x="1.398cm" svg:y="3.948cm" presentation:class="outline" presentation:user-transformed="true">
          <draw:text-box>
            <text:list text:style-name="L3">
              <text:list-header>
                <text:p><text:span text:style-name="T8">Quando si crea il clone di un repository, viene copiato solo il branch corrente. Nel repository i branches remoti vengono mostrati ma non possono essere utilizzati, a meno che non lo si decida esplicitamente</text:span></text:p>
              </text:list-header>
            </text:list>
          </draw:text-box>
        </draw:frame>
        <draw:custom-shape draw:style-name="gr5" draw:text-style-name="P4" draw:layer="layout" svg:width="24.384cm" svg:height="5.446cm" svg:x="1.678cm" svg:y="7.262cm">
          <text:p text:style-name="P3"><text:span text:style-name="T3">$ git branch</text:span></text:p>
          <text:p text:style-name="P3"><text:span text:style-name="T3">* </text:span><text:span text:style-name="T4">master</text:span><text:span text:style-name="T3"> </text:span></text:p>
          <text:p text:style-name="P3"><text:span text:style-name="T3">$ git branch -a</text:span></text:p>
          <text:p text:style-name="P3"><text:span text:style-name="T3">* master</text:span></text:p>
          <text:p text:style-name="P3"><text:span text:style-name="T3"><text:s text:c="2"/></text:span><text:span text:style-name="T9">remotes/origin/DEVEL</text:span></text:p>
          <text:p text:style-name="P3"><text:span text:style-name="T9"><text:s text:c="2"/></text:span><text:span text:style-name="T9">remotes/origin/HEAD -&gt; origin/master</text:span></text:p>
          <text:p text:style-name="P3"><text:span text:style-name="T9"><text:s text:c="2"/></text:span><text:span text:style-name="T9">remotes/origin/master</text:span></text:p>
          <text:p text:style-name="P3"><text:span text:style-name="T3"/></text:p>
          <text:p text:style-name="P3"><text:span text:style-name="T4"/></text:p>
          <text:p text:style-name="P3"><text:span text:style-name="T3"/></text:p>
          <text:p text:style-name="P3"><text:span text:style-name="T3"><text:tab/></text:span></text:p>
          <draw:enhanced-geometry svg:viewBox="0 0 21600 21600" draw:type="rectangle" draw:enhanced-path="M 0 0 L 21600 0 21600 21600 0 21600 0 0 Z N"/>
        </draw:custom-shape>
        <draw:frame draw:style-name="gr7" draw:text-style-name="P8" draw:layer="layout" svg:width="24.225cm" svg:height="0.96cm" svg:x="1.683cm" svg:y="13.054cm">
          <draw:text-box>
            <text:p><text:span text:style-name="T10">git branch --track devel origin/DEVEL</text:span></text:p>
          </draw:text-box>
        </draw:frame>
        <draw:custom-shape draw:style-name="gr5" draw:text-style-name="P4" draw:layer="layout" svg:width="24.384cm" svg:height="6.166cm" svg:x="1.678cm" svg:y="14.162cm">
          <text:p text:style-name="P3"><text:span text:style-name="T3">$ git branch –track devel origin/DEVEL</text:span></text:p>
          <text:p text:style-name="P3"><text:span text:style-name="T3">Branch devel set up to track remote branch DEVEL from origin.</text:span></text:p>
          <text:p text:style-name="P3"><text:span text:style-name="T3">$ git branch -a</text:span></text:p>
          <text:p text:style-name="P3"><text:span text:style-name="T3">* master</text:span></text:p>
          <text:p text:style-name="P3"><text:span text:style-name="T4">devel</text:span></text:p>
          <text:p text:style-name="P3"><text:span text:style-name="T3"><text:s text:c="2"/></text:span><text:span text:style-name="T9">remotes/origin/DEVEL</text:span></text:p>
          <text:p text:style-name="P3"><text:span text:style-name="T9"><text:s text:c="2"/></text:span><text:span text:style-name="T9">remotes/origin/HEAD -&gt; origin/master</text:span></text:p>
          <text:p text:style-name="P3"><text:span text:style-name="T9"><text:s text:c="2"/></text:span><text:span text:style-name="T9">remotes/origin/master</text:span></text:p>
          <text:p text:style-name="P3"><text:span text:style-name="T3"/></text:p>
          <text:p text:style-name="P3"><text:span text:style-name="T4"/></text:p>
          <text:p text:style-name="P3"><text:span text:style-name="T3"/></text:p>
          <text:p text:style-name="P3"><text:span text:style-name="T3"><text:tab/></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6" presentation:class="page"/>
          <draw:frame presentation:style-name="pr3" draw:layer="layout" svg:width="17.259cm" svg:height="12.56cm" svg:x="2.16cm" svg:y="13.268cm" presentation:class="notes" presentation:placeholder="true">
            <draw:text-box/>
          </draw:frame>
        </presentation:notes>
      </draw:page>
      <draw:page draw:name="page7"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6" draw:layer="layout" svg:width="25.018cm" svg:height="1.514cm" svg:x="1.398cm" svg:y="2.648cm" presentation:class="outline" presentation:user-transformed="true">
          <draw:text-box>
            <text:list text:style-name="L2">
              <text:list-item>
                <text:p><text:span text:style-name="T6">Lavorare con più repository: </text:span><text:span text:style-name="T7">bare</text:span></text:p>
              </text:list-item>
            </text:list>
          </draw:text-box>
        </draw:frame>
        <draw:frame presentation:style-name="pr2" draw:text-style-name="P7" draw:layer="layout" svg:width="25.018cm" svg:height="2.972cm" svg:x="1.398cm" svg:y="3.948cm" presentation:class="outline" presentation:user-transformed="true">
          <draw:text-box>
            <text:list text:style-name="L3">
              <text:list-header>
                <text:p><text:span text:style-name="T8">I repository </text:span><text:span text:style-name="T11">bare</text:span><text:span text:style-name="T8"> (nudo) sono repository che servono solo per la condivisione, e </text:span><text:span text:style-name="T11">non hanno la working directory</text:span><text:span text:style-name="T8">. I repository creati con questa opzione si denotano convenzionalmente con la desinenza </text:span><text:span text:style-name="T11">.git</text:span></text:p>
              </text:list-header>
            </text:list>
          </draw:text-box>
        </draw:frame>
        <draw:custom-shape draw:style-name="gr5" draw:text-style-name="P4" draw:layer="layout" svg:width="24.384cm" svg:height="4.276cm" svg:x="1.678cm" svg:y="7.662cm">
          <text:p text:style-name="P3"><text:span text:style-name="T3">$ cd $HOME/temp</text:span></text:p>
          <text:p text:style-name="P3"><text:span text:style-name="T3">$ git clone --bare ciaomondo </text:span><text:span text:style-name="T4">ciaomondo.git</text:span></text:p>
          <text:p text:style-name="P3"><text:span text:style-name="T3">Cloning into bare repository 'ciaomondo.git'...</text:span></text:p>
          <text:p text:style-name="P3"><text:span text:style-name="T3">done.</text:span></text:p>
          <text:p text:style-name="P3"><text:span text:style-name="T3">$</text:span><text:span text:style-name="T3"><text:tab/></text:span></text:p>
          <draw:enhanced-geometry svg:viewBox="0 0 21600 21600" draw:type="rectangle" draw:enhanced-path="M 0 0 L 21600 0 21600 21600 0 21600 0 0 Z N"/>
        </draw:custom-shape>
        <draw:frame draw:style-name="gr7" draw:text-style-name="P8" draw:layer="layout" svg:width="24.225cm" svg:height="0.96cm" svg:x="1.683cm" svg:y="6.354cm">
          <draw:text-box>
            <text:p><text:span text:style-name="T10">git clone --bare ciaomondo ciaomondo.git</text:span></text:p>
          </draw:text-box>
        </draw:frame>
        <draw:custom-shape draw:style-name="gr5" draw:text-style-name="P4" draw:layer="layout" svg:width="24.384cm" svg:height="6.166cm" svg:x="1.678cm" svg:y="14.162cm">
          <text:p text:style-name="P3"><text:span text:style-name="T3">$ cd ciaomondo.git </text:span></text:p>
          <text:p text:style-name="P3"><text:span text:style-name="T3">$ git branch</text:span></text:p>
          <text:p text:style-name="P3"><text:span text:style-name="T3"><text:s text:c="2"/></text:span><text:span text:style-name="T3">DEVEL</text:span></text:p>
          <text:p text:style-name="P3"><text:span text:style-name="T3">* master</text:span></text:p>
          <text:p text:style-name="P3"><text:span text:style-name="T3">$</text:span><text:span text:style-name="T3"><text:tab/></text:span></text:p>
          <draw:enhanced-geometry svg:viewBox="0 0 21600 21600" draw:type="rectangle" draw:enhanced-path="M 0 0 L 21600 0 21600 21600 0 21600 0 0 Z N"/>
        </draw:custom-shape>
        <draw:frame presentation:style-name="pr2" draw:text-style-name="P7" draw:layer="layout" svg:width="25.018cm" svg:height="1.568cm" svg:x="1.398cm" svg:y="12.148cm" presentation:class="outline" presentation:user-transformed="true">
          <draw:text-box>
            <text:list text:style-name="L3">
              <text:list-header>
                <text:p><text:span text:style-name="T8">Da notare il fatto che un repository clonato con questa opzione </text:span><text:span text:style-name="T11">ha tutti i branches</text:span><text:span text:style-name="T8"> del repository padre</text:span></text:p>
              </text:list-header>
            </text:list>
          </draw:text-box>
        </draw:frame>
        <presentation:notes draw:style-name="dp2">
          <draw:page-thumbnail draw:style-name="gr6" draw:layer="layout" svg:width="13.957cm" svg:height="10.465cm" svg:x="3.809cm" svg:y="2.121cm" draw:page-number="7" presentation:class="page"/>
          <draw:frame presentation:style-name="pr3" draw:layer="layout" svg:width="17.259cm" svg:height="12.56cm" svg:x="2.16cm" svg:y="13.268cm" presentation:class="notes" presentation:placeholder="true">
            <draw:text-box/>
          </draw:frame>
        </presentation:notes>
      </draw:page>
      <draw:page draw:name="page8"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6" draw:layer="layout" svg:width="25.018cm" svg:height="1.514cm" svg:x="1.398cm" svg:y="2.648cm" presentation:class="outline" presentation:user-transformed="true">
          <draw:text-box>
            <text:list text:style-name="L2">
              <text:list-item>
                <text:p><text:span text:style-name="T7">Repository remoti</text:span></text:p>
              </text:list-item>
            </text:list>
          </draw:text-box>
        </draw:frame>
        <draw:frame presentation:style-name="pr2" draw:text-style-name="P7" draw:layer="layout" svg:width="25.018cm" svg:height="3.164cm" svg:x="1.398cm" svg:y="3.948cm" presentation:class="outline" presentation:user-transformed="true">
          <draw:text-box>
            <text:list text:style-name="L3">
              <text:list-header>
                <text:p><text:span text:style-name="T8">Tutto quello che abbiamo visto finora ci fa pensare che un repository remoto (in un altro network) non sia altro che un repository </text:span><text:span text:style-name="T11">bare, </text:span><text:span text:style-name="T12">al quale abbiamo accesso e</text:span><text:span text:style-name="T11"> </text:span><text:span text:style-name="T12">che possiamo clonare per iniziare le nostre attività.</text:span></text:p>
              </text:list-header>
            </text:list>
          </draw:text-box>
        </draw:frame>
        <draw:frame presentation:style-name="pr2" draw:text-style-name="P7" draw:layer="layout" svg:width="25.018cm" svg:height="6.406cm" svg:x="1.398cm" svg:y="6.548cm" presentation:class="outline" presentation:user-transformed="true">
          <draw:text-box>
            <text:list text:style-name="L3">
              <text:list-header>
                <text:p><text:span text:style-name="T8">Ci sono diversi repository managers per Git, in Cloud o installabili in un local network. Un esempio del primo tipo è:</text:span></text:p>
              </text:list-header>
            </text:list>
            <text:list text:style-name="L2">
              <text:list-item>
                <text:list>
                  <text:list-header>
                    <text:p><text:span text:style-name="T13"><text:a xlink:href="https://github.com/Bticino-Varese" xlink:type="simple">https://github.com/Bticino-Varese</text:a></text:span></text:p>
                  </text:list-header>
                </text:list>
              </text:list-item>
            </text:list>
            <text:list text:style-name="L3">
              <text:list-header>
                <text:p><text:span text:style-name="T8">del secondo, invece:</text:span></text:p>
              </text:list-header>
            </text:list>
            <text:list text:style-name="L2">
              <text:list-item>
                <text:list>
                  <text:list-header>
                    <text:p><text:span text:style-name="T13">http://10.31.21.14:8080/ (GitBlit server)</text:span></text:p>
                  </text:list-header>
                </text:list>
              </text:list-item>
            </text:list>
            <text:list text:style-name="L3">
              <text:list-item>
                <text:list>
                  <text:list-header>
                    <text:p><text:span text:style-name="T13"/></text:p>
                  </text:list-header>
                </text:list>
              </text:list-item>
            </text:list>
          </draw:text-box>
        </draw:frame>
        <presentation:notes draw:style-name="dp2">
          <draw:page-thumbnail draw:style-name="gr6" draw:layer="layout" svg:width="13.957cm" svg:height="10.465cm" svg:x="3.809cm" svg:y="2.121cm" draw:page-number="8" presentation:class="page"/>
          <draw:frame presentation:style-name="pr3" draw:layer="layout" svg:width="17.259cm" svg:height="12.56cm" svg:x="2.16cm" svg:y="13.268cm" presentation:class="notes" presentation:placeholder="true">
            <draw:text-box/>
          </draw:frame>
        </presentation:notes>
      </draw:page>
      <draw:page draw:name="page9"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custom-shape draw:style-name="gr5" draw:text-style-name="P9" draw:layer="layout" svg:width="24.384cm" svg:height="6.8cm" svg:x="1.678cm" svg:y="6.662cm">
          <text:p text:style-name="P3"><text:span text:style-name="T14">$ cd $HOME/temp</text:span></text:p>
          <text:p text:style-name="P3"><text:span text:style-name="T14">$ </text:span><text:span text:style-name="T15">git clone https://github.com/Bticino-Varese/sandbox1.git</text:span></text:p>
          <text:p text:style-name="P3"><text:span text:style-name="T16">Cloning into 'sandbox1'...</text:span></text:p>
          <text:p text:style-name="P3"><text:span text:style-name="T16">remote: Counting objects: 9, done.</text:span></text:p>
          <text:p text:style-name="P3"><text:span text:style-name="T16">remote: Compressing objects: 100% (5/5), done.</text:span></text:p>
          <text:p text:style-name="P3"><text:span text:style-name="T16">remote: Total 9 (delta 0), reused 6 (delta 0)</text:span></text:p>
          <text:p text:style-name="P3"><text:span text:style-name="T16">Unpacking objects: 100% (9/9), done.</text:span></text:p>
          <text:p text:style-name="P3"><text:span text:style-name="T14">$</text:span></text:p>
          <text:p text:style-name="P3"><text:span text:style-name="T14"/></text:p>
          <draw:enhanced-geometry svg:viewBox="0 0 21600 21600" draw:type="rectangle" draw:enhanced-path="M 0 0 L 21600 0 21600 21600 0 21600 0 0 Z N"/>
        </draw:custom-shape>
        <draw:frame presentation:style-name="pr2" draw:text-style-name="P6" draw:layer="layout" svg:width="25.018cm" svg:height="1.514cm" svg:x="1.398cm" svg:y="2.648cm" presentation:class="outline" presentation:user-transformed="true">
          <draw:text-box>
            <text:list text:style-name="L2">
              <text:list-item>
                <text:p><text:span text:style-name="T7">Repository remoti</text:span></text:p>
              </text:list-item>
            </text:list>
          </draw:text-box>
        </draw:frame>
        <draw:frame presentation:style-name="pr2" draw:text-style-name="P7" draw:layer="layout" svg:width="25.018cm" svg:height="2.202cm" svg:x="1.398cm" svg:y="4.148cm" presentation:class="outline" presentation:user-transformed="true">
          <draw:text-box>
            <text:list text:style-name="L3">
              <text:list-header>
                <text:p><text:span text:style-name="T8">In ogni caso clonare un repository </text:span><text:span text:style-name="T11">bare </text:span><text:span text:style-name="T12">per ottenere un repository di lavoro si fa sempre allo stesso modo </text:span></text:p>
              </text:list-header>
            </text:list>
          </draw:text-box>
        </draw:frame>
        <presentation:notes draw:style-name="dp2">
          <draw:page-thumbnail draw:style-name="gr6" draw:layer="layout" svg:width="13.957cm" svg:height="10.465cm" svg:x="3.809cm" svg:y="2.121cm" draw:page-number="9" presentation:class="page"/>
          <draw:frame presentation:style-name="pr3" draw:text-style-name="P5" draw:layer="layout" svg:width="17.259cm" svg:height="12.56cm" svg:x="2.16cm" svg:y="13.268cm" presentation:class="notes" presentation:placeholder="true">
            <draw:text-box/>
          </draw:frame>
        </presentation:notes>
      </draw:page>
      <draw:page draw:name="page10"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custom-shape draw:style-name="gr5" draw:text-style-name="P9" draw:layer="layout" svg:width="24.384cm" svg:height="15.212cm" svg:x="1.678cm" svg:y="5.362cm">
          <text:p text:style-name="P10">$ cd $HOME/temp/sandbox1</text:p>
          <text:p text:style-name="P10">$ touch test.txt</text:p>
          <text:p text:style-name="P10">$ git status</text:p>
          <text:p text:style-name="P10"># On branch master</text:p>
          <text:p text:style-name="P10"># Untracked files:</text:p>
          <text:p text:style-name="P10"># <text:s text:c="2"/>(use "git add &lt;file&gt;..." to include in what will be committed)</text:p>
          <text:p text:style-name="P10">#</text:p>
          <text:p text:style-name="P10">#<text:tab/>test.txt</text:p>
          <text:p text:style-name="P10">nothing added to commit but untracked files present (use "git add" to track)</text:p>
          <text:p text:style-name="P10">$ git add test.txt</text:p>
          <text:p text:style-name="P10">$ git status</text:p>
          <text:p text:style-name="P10"># On branch master</text:p>
          <text:p text:style-name="P10"># Changes to be committed:</text:p>
          <text:p text:style-name="P10"># <text:s text:c="2"/>(use "git reset HEAD &lt;file&gt;..." to unstage)</text:p>
          <text:p text:style-name="P10">#</text:p>
          <text:p text:style-name="P10">#<text:tab/>new file: <text:s text:c="2"/>test.txt</text:p>
          <text:p text:style-name="P10">#</text:p>
          <text:p text:style-name="P10">$ git commit -m “Initial release”</text:p>
          <text:p text:style-name="P10">$ </text:p>
          <text:p text:style-name="P10"/>
          <text:p text:style-name="P10"><text:s/></text:p>
          <text:p text:style-name="P10"/>
          <text:p text:style-name="P10"/>
          <draw:enhanced-geometry svg:viewBox="0 0 21600 21600" draw:type="rectangle" draw:enhanced-path="M 0 0 L 21600 0 21600 21600 0 21600 0 0 Z N"/>
        </draw:custom-shape>
        <draw:frame presentation:style-name="pr2" draw:text-style-name="P6" draw:layer="layout" svg:width="25.018cm" svg:height="1.514cm" svg:x="1.398cm" svg:y="2.648cm" presentation:class="outline" presentation:user-transformed="true">
          <draw:text-box>
            <text:list text:style-name="L2">
              <text:list-item>
                <text:p><text:span text:style-name="T7">Repository remoti</text:span></text:p>
              </text:list-item>
            </text:list>
          </draw:text-box>
        </draw:frame>
        <draw:frame presentation:style-name="pr2" draw:text-style-name="P7" draw:layer="layout" svg:width="25.018cm" svg:height="2.202cm" svg:x="1.398cm" svg:y="4.148cm" presentation:class="outline" presentation:user-transformed="true">
          <draw:text-box>
            <text:list text:style-name="L3">
              <text:list-header>
                <text:p><text:span text:style-name="T8">Si lavora sul progetto in </text:span><text:span text:style-name="T11">locale</text:span><text:span text:style-name="T12">, come visto nei passi precedenti</text:span></text:p>
              </text:list-header>
            </text:list>
          </draw:text-box>
        </draw:frame>
        <presentation:notes draw:style-name="dp2">
          <office:forms form:automatic-focus="false" form:apply-design-mode="false"/>
          <draw:page-thumbnail draw:style-name="gr6" draw:layer="layout" svg:width="13.957cm" svg:height="10.465cm" svg:x="3.809cm" svg:y="2.121cm" draw:page-number="10" presentation:class="page"/>
          <draw:frame presentation:style-name="pr3" draw:text-style-name="P5" draw:layer="layout" svg:width="17.259cm" svg:height="12.56cm" svg:x="2.16cm" svg:y="13.268cm" presentation:class="notes" presentation:placeholder="true">
            <draw:text-box/>
          </draw:frame>
        </presentation:notes>
      </draw:page>
      <draw:page draw:name="page11"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custom-shape draw:style-name="gr5" draw:text-style-name="P9" draw:layer="layout" svg:width="24.384cm" svg:height="5.592cm" svg:x="1.678cm" svg:y="7.362cm">
          <text:p text:style-name="P10">$ git status</text:p>
          <text:p text:style-name="P10"># On branch master</text:p>
          <text:p text:style-name="P10"># Your branch is ahead of 'origin/master' by 1 commit.</text:p>
          <text:p text:style-name="P10"># <text:s text:c="2"/>(use "git push" to publish your local commits)</text:p>
          <text:p text:style-name="P10">#</text:p>
          <text:p text:style-name="P10">nothing to commit, working directory clean</text:p>
          <text:p text:style-name="P10">$</text:p>
          <text:p text:style-name="P10"/>
          <text:p text:style-name="P10"/>
          <text:p text:style-name="P10"><text:s/></text:p>
          <text:p text:style-name="P10"/>
          <text:p text:style-name="P10"/>
          <draw:enhanced-geometry svg:viewBox="0 0 21600 21600" draw:type="rectangle" draw:enhanced-path="M 0 0 L 21600 0 21600 21600 0 21600 0 0 Z N"/>
        </draw:custom-shape>
        <draw:frame presentation:style-name="pr2" draw:text-style-name="P6" draw:layer="layout" svg:width="25.018cm" svg:height="1.514cm" svg:x="1.398cm" svg:y="2.648cm" presentation:class="outline" presentation:user-transformed="true">
          <draw:text-box>
            <text:list text:style-name="L2">
              <text:list-item>
                <text:p><text:span text:style-name="T7">Repository remoti</text:span></text:p>
              </text:list-item>
            </text:list>
          </draw:text-box>
        </draw:frame>
        <draw:frame presentation:style-name="pr2" draw:text-style-name="P7" draw:layer="layout" svg:width="25.018cm" svg:height="4.234cm" svg:x="1.398cm" svg:y="4.148cm" presentation:class="outline" presentation:user-transformed="true">
          <draw:text-box>
            <text:list text:style-name="L3">
              <text:list-header>
                <text:p><text:span text:style-name="T8">Git ci comunica che il delta commit vale 1; non siamo più allineati con il repository </text:span><text:span text:style-name="T11">bare</text:span><text:span text:style-name="T8"> remoto, dal quale siamo partiti, e ci suggerisce cosa fare per riottenere il riallineamento.</text:span></text:p>
              </text:list-header>
            </text:list>
          </draw:text-box>
        </draw:frame>
        <draw:custom-shape draw:style-name="gr5" draw:text-style-name="P9" draw:layer="layout" svg:width="24.384cm" svg:height="6.312cm" svg:x="1.678cm" svg:y="14.262cm">
          <text:p text:style-name="P10">$ git push</text:p>
          <text:p text:style-name="P11">Counting objects: 6, done.</text:p>
          <text:p text:style-name="P11">Delta compression using up to 2 threads.</text:p>
          <text:p text:style-name="P11">Compressing objects: 100% (2/2), done.</text:p>
          <text:p text:style-name="P11">Writing objects: 100% (4/4), 327 bytes | 0 bytes/s, done.</text:p>
          <text:p text:style-name="P11">Total 4 (delta 0), reused 0 (delta 0)</text:p>
          <text:p text:style-name="P11">To https://github.com/Bticino-Varese/sandbox1.git</text:p>
          <text:p text:style-name="P11"><text:s text:c="3"/>226c560..199dfc6 <text:s/>master -&gt; master</text:p>
          <text:p text:style-name="P11"/>
          <text:p text:style-name="P10"/>
          <text:p text:style-name="P10"/>
          <text:p text:style-name="P10"><text:s/></text:p>
          <text:p text:style-name="P10"/>
          <text:p text:style-name="P10"/>
          <draw:enhanced-geometry svg:viewBox="0 0 21600 21600" draw:type="rectangle" draw:enhanced-path="M 0 0 L 21600 0 21600 21600 0 21600 0 0 Z N"/>
        </draw:custom-shape>
        <draw:frame presentation:style-name="pr2" draw:text-style-name="P7" draw:layer="layout" svg:width="25.018cm" svg:height="1.33cm" svg:x="1.398cm" svg:y="13.148cm" presentation:class="outline" presentation:user-transformed="true">
          <draw:text-box>
            <text:list text:style-name="L3">
              <text:list-header>
                <text:p><text:span text:style-name="T8">Quindi se seguiamo il consiglio dell'helper in linea otteniamo:</text:span></text:p>
              </text:list-header>
            </text:list>
          </draw:text-box>
        </draw:frame>
        <presentation:notes draw:style-name="dp2">
          <office:forms form:automatic-focus="false" form:apply-design-mode="false"/>
          <draw:page-thumbnail draw:style-name="gr6" draw:layer="layout" svg:width="13.957cm" svg:height="10.465cm" svg:x="3.809cm" svg:y="2.121cm" draw:page-number="11" presentation:class="page"/>
          <draw:frame presentation:style-name="pr3" draw:text-style-name="P5" draw:layer="layout" svg:width="17.259cm" svg:height="12.56cm" svg:x="2.16cm" svg:y="13.268cm" presentation:class="notes" presentation:placeholder="true">
            <draw:text-box/>
          </draw:frame>
        </presentation:notes>
      </draw:page>
      <draw:page draw:name="page12"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custom-shape draw:style-name="gr8" draw:text-style-name="P10" draw:layer="layout" svg:width="24.384cm" svg:height="7.214cm" svg:x="1.678cm" svg:y="8.28cm">
          <text:p text:style-name="P10">$ git push</text:p>
          <text:p text:style-name="P10"><text:s/>! [rejected] <text:s text:c="7"/>master -&gt; master (<text:span text:style-name="T17">fetch first</text:span>)</text:p>
          <text:p text:style-name="P10">error: failed to push some refs to 'https://github.com/Bticino-Varese/sandbox1.git'</text:p>
          <text:p text:style-name="P10">hint: Updates were rejected because the remote contains work that you do</text:p>
          <text:p text:style-name="P10">hint: not have locally. This is usually caused by another repository pushing</text:p>
          <text:p text:style-name="P10">hint: to the same ref. You may want to first merge the remote changes (e.g.,</text:p>
          <text:p text:style-name="P10">hint: '<text:span text:style-name="T17">git pull</text:span>') before pushing again.</text:p>
          <text:p text:style-name="P10">hint: See the 'Note about fast-forwards' in 'git push --help' for details.</text:p>
          <text:p text:style-name="P10"/>
          <text:p text:style-name="P10"/>
          <text:p text:style-name="P10"/>
          <text:p text:style-name="P10"><text:s/></text:p>
          <text:p text:style-name="P10"/>
          <text:p text:style-name="P10"/>
          <draw:enhanced-geometry svg:viewBox="0 0 21600 21600" draw:mirror-horizontal="false" draw:mirror-vertical="false" draw:type="rectangle" draw:enhanced-path="M 0 0 L 21600 0 21600 21600 0 21600 0 0 Z N"/>
        </draw:custom-shape>
        <draw:frame presentation:style-name="pr2" draw:text-style-name="P6" draw:layer="layout" svg:width="25.018cm" svg:height="1.514cm" svg:x="1.398cm" svg:y="2.648cm" presentation:class="outline" presentation:user-transformed="true">
          <draw:text-box>
            <text:list text:style-name="L2">
              <text:list-item>
                <text:p><text:span text:style-name="T7">Repository remoti</text:span></text:p>
              </text:list-item>
            </text:list>
          </draw:text-box>
        </draw:frame>
        <draw:frame presentation:style-name="pr2" draw:text-style-name="P7" draw:layer="layout" svg:width="25.018cm" svg:height="4.234cm" svg:x="1.398cm" svg:y="4.148cm" presentation:class="outline" presentation:user-transformed="true">
          <draw:text-box>
            <text:list text:style-name="L3">
              <text:list-header>
                <text:p><text:span text:style-name="T8">Immaginiamo ora che un secondo sviluppatore abbia creato un altro clone dallo stesso repository remoto, ed abbia fatto delle commit in locale mentre noi facevamo la push vista prima. Cosa succede se vuole a propria volta fare una push? </text:span></text:p>
              </text:list-header>
            </text:list>
          </draw:text-box>
        </draw:frame>
        <draw:frame presentation:style-name="pr2" draw:text-style-name="P7" draw:layer="layout" svg:width="25.018cm" svg:height="4.234cm" svg:x="1.398cm" svg:y="15.748cm" presentation:class="outline" presentation:user-transformed="true">
          <draw:text-box>
            <text:list text:style-name="L3">
              <text:list-header>
                <text:p><text:span text:style-name="T8">L'helper ci aiuta, suggerendoci cosa avremmo dovuto fare prima di iniziare a lavorare (fetch), e cosa dobbiamo fare ora (pull).</text:span></text:p>
              </text:list-header>
            </text:list>
          </draw:text-box>
        </draw:frame>
        <presentation:notes draw:style-name="dp2">
          <office:forms form:automatic-focus="false" form:apply-design-mode="false"/>
          <draw:page-thumbnail draw:style-name="gr6" draw:layer="layout" svg:width="13.957cm" svg:height="10.465cm" svg:x="3.809cm" svg:y="2.121cm" draw:page-number="12" presentation:class="page"/>
          <draw:frame presentation:style-name="pr3" draw:text-style-name="P5" draw:layer="layout" svg:width="17.259cm" svg:height="12.56cm" svg:x="2.16cm" svg:y="13.268cm" presentation:class="notes" presentation:placeholder="true">
            <draw:text-box/>
          </draw:frame>
        </presentation:notes>
      </draw:page>
      <draw:page draw:name="page13"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custom-shape draw:style-name="gr9" draw:text-style-name="P10" draw:layer="layout" svg:width="24.384cm" svg:height="4.792cm" svg:x="1.678cm" svg:y="6.38cm">
          <text:p text:style-name="P10">$ git fetch</text:p>
          <text:p text:style-name="P10"><text:s/>remote: Counting objects: 5, done.</text:p>
          <text:p text:style-name="P10">remote: Compressing objects: 100% (2/2), done.</text:p>
          <text:p text:style-name="P10">remote: Total 3 (delta 0), reused 3 (delta 0)</text:p>
          <text:p text:style-name="P10">Unpacking objects: 100% (3/3), done.</text:p>
          <text:p text:style-name="P10">$</text:p>
          <text:p text:style-name="P10"/>
          <text:p text:style-name="P10"/>
          <text:p text:style-name="P10"/>
          <text:p text:style-name="P10"><text:s/></text:p>
          <text:p text:style-name="P10"/>
          <text:p text:style-name="P10"/>
          <draw:enhanced-geometry svg:viewBox="0 0 21600 21600" draw:mirror-horizontal="false" draw:mirror-vertical="false" draw:type="rectangle" draw:enhanced-path="M 0 0 L 21600 0 21600 21600 0 21600 0 0 Z N"/>
        </draw:custom-shape>
        <draw:frame presentation:style-name="pr2" draw:text-style-name="P6" draw:layer="layout" svg:width="25.018cm" svg:height="1.514cm" svg:x="1.398cm" svg:y="2.648cm" presentation:class="outline" presentation:user-transformed="true">
          <draw:text-box>
            <text:list text:style-name="L2">
              <text:list-item>
                <text:p><text:span text:style-name="T7">Repository remoti</text:span></text:p>
              </text:list-item>
            </text:list>
          </draw:text-box>
        </draw:frame>
        <draw:frame presentation:style-name="pr2" draw:text-style-name="P7" draw:layer="layout" svg:width="25.018cm" svg:height="1.934cm" svg:x="1.398cm" svg:y="4.162cm" presentation:class="outline" presentation:user-transformed="true">
          <draw:text-box>
            <text:list text:style-name="L3">
              <text:list-header>
                <text:p><text:span text:style-name="T13">Fetch</text:span><text:span text:style-name="T8">: download delle differenze tra locale e remoto, ma senza operare un </text:span><text:span text:style-name="T11">merge.</text:span></text:p>
              </text:list-header>
            </text:list>
          </draw:text-box>
        </draw:frame>
        <draw:frame presentation:style-name="pr2" draw:text-style-name="P7" draw:layer="layout" svg:width="25.018cm" svg:height="1.948cm" svg:x="1.398cm" svg:y="11.848cm" presentation:class="outline" presentation:user-transformed="true">
          <draw:text-box>
            <text:list text:style-name="L3">
              <text:list-header>
                <text:p><text:span text:style-name="T18">Pull</text:span><text:span text:style-name="T19">: </text:span><text:span text:style-name="T20">download delle differenze tra locale e remoto, con successiva merge automatica (se non ci sono conflitti!!)</text:span></text:p>
              </text:list-header>
            </text:list>
          </draw:text-box>
        </draw:frame>
        <draw:custom-shape draw:style-name="gr10" draw:text-style-name="P10" draw:layer="layout" svg:width="24.384cm" svg:height="4.792cm" svg:x="1.678cm" svg:y="14.58cm">
          <text:p text:style-name="P10">$ git pull</text:p>
          <text:p text:style-name="P10"><text:s/>Auto-merging test.txt</text:p>
          <text:p text:style-name="P10">CONFLICT (content): Merge conflict in test.txt</text:p>
          <text:p text:style-name="P10">Automatic merge failed; fix conflicts and then commit the result.</text:p>
          <text:p text:style-name="P10">$</text:p>
          <draw:enhanced-geometry svg:viewBox="0 0 21600 21600" draw:mirror-horizontal="false" draw:mirror-vertical="false" draw:type="rectangle" draw:enhanced-path="M 0 0 L 21600 0 21600 21600 0 21600 0 0 Z N"/>
        </draw:custom-shape>
        <draw:custom-shape draw:style-name="gr11" draw:text-style-name="P10" draw:layer="layout" svg:width="24.384cm" svg:height="4.792cm" svg:x="1.678cm" svg:y="6.38cm">
          <text:p text:style-name="P10">$ git fetch</text:p>
          <text:p text:style-name="P10"><text:s/>remote: Counting objects: 5, done.</text:p>
          <text:p text:style-name="P10">remote: Compressing objects: 100% (2/2), done.</text:p>
          <text:p text:style-name="P10">remote: Total 3 (delta 0), reused 3 (delta 0)</text:p>
          <text:p text:style-name="P10">Unpacking objects: 100% (3/3), done.</text:p>
          <text:p text:style-name="P10">$</text:p>
          <text:p text:style-name="P10"/>
          <text:p text:style-name="P10"/>
          <text:p text:style-name="P10"/>
          <text:p text:style-name="P10"><text:s/></text:p>
          <text:p text:style-name="P10"/>
          <text:p text:style-name="P10"/>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6" draw:layer="layout" svg:width="13.957cm" svg:height="10.465cm" svg:x="3.809cm" svg:y="2.121cm" draw:page-number="13" presentation:class="page"/>
          <draw:frame presentation:style-name="pr3" draw:text-style-name="P5" draw:layer="layout" svg:width="17.259cm" svg:height="12.56cm" svg:x="2.16cm" svg:y="13.268cm" presentation:class="notes" presentation:placeholder="true">
            <draw:text-box/>
          </draw:frame>
        </presentation:notes>
      </draw:page>
      <draw:page draw:name="page14"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6" draw:layer="layout" svg:width="25.018cm" svg:height="1.514cm" svg:x="1.398cm" svg:y="2.648cm" presentation:class="outline" presentation:user-transformed="true">
          <draw:text-box>
            <text:list text:style-name="L2">
              <text:list-item>
                <text:p><text:span text:style-name="T7">Repository remoti</text:span></text:p>
              </text:list-item>
            </text:list>
          </draw:text-box>
        </draw:frame>
        <draw:frame presentation:style-name="pr2" draw:text-style-name="P7" draw:layer="layout" svg:width="25.018cm" svg:height="1.934cm" svg:x="1.398cm" svg:y="4.162cm" presentation:class="outline" presentation:user-transformed="true">
          <draw:text-box>
            <text:list text:style-name="L3">
              <text:list-header>
                <text:p><text:span text:style-name="T8">Il file che genera il conflitto viene “decorato” automaticamente con le indicazioni necessarie a risolvere la disputa</text:span></text:p>
              </text:list-header>
            </text:list>
          </draw:text-box>
        </draw:frame>
        <draw:frame presentation:style-name="pr2" draw:text-style-name="P7" draw:layer="layout" svg:width="25.018cm" svg:height="1.948cm" svg:x="1.652cm" svg:y="13.038cm" presentation:class="outline" presentation:user-transformed="true">
          <draw:text-box>
            <text:list text:style-name="L3">
              <text:list-header>
                <text:p><text:span text:style-name="T20">Risolto il conflitto, facciamo la commit riparatrice ed infine salviamo il tutto nel repository remoto</text:span></text:p>
              </text:list-header>
            </text:list>
          </draw:text-box>
        </draw:frame>
        <draw:custom-shape draw:style-name="gr12" draw:text-style-name="P10" draw:layer="layout" svg:width="24.384cm" svg:height="5.554cm" svg:x="1.778cm" svg:y="15.02cm">
          <text:p text:style-name="P10">$ git add test.txt</text:p>
          <text:p text:style-name="P10">$ git commit -m “Conflict resolved”</text:p>
          <text:p text:style-name="P10">$ <text:span text:style-name="T21">git push </text:span></text:p>
          <text:p text:style-name="P10"><text:span text:style-name="T21">(...)</text:span></text:p>
          <text:p text:style-name="P10"><text:span text:style-name="T21">To https://github.com/Bticino-Varese/sandbox1.git</text:span></text:p>
          <text:p text:style-name="P10"><text:span text:style-name="T21"><text:s text:c="3"/></text:span><text:span text:style-name="T21">4147529..5f38757 <text:s/>master -&gt; master</text:span></text:p>
          <text:p text:style-name="P10">$</text:p>
          <draw:enhanced-geometry svg:viewBox="0 0 21600 21600" draw:mirror-horizontal="false" draw:mirror-vertical="false" draw:type="rectangle" draw:enhanced-path="M 0 0 L 21600 0 21600 21600 0 21600 0 0 Z N"/>
        </draw:custom-shape>
        <draw:custom-shape draw:style-name="gr13" draw:text-style-name="P10" draw:layer="layout" svg:width="24.384cm" svg:height="6.172cm" svg:x="1.748cm" svg:y="6.274cm">
          <text:p text:style-name="P10">$ vi test.txt</text:p>
          <text:p text:style-name="P10"><text:s/>riga 1</text:p>
          <text:p text:style-name="P10">&lt;&lt;&lt;&lt;&lt;&lt;&lt; HEAD</text:p>
          <text:p text:style-name="P10">riga 2 da user2</text:p>
          <text:p text:style-name="P10">=======</text:p>
          <text:p text:style-name="P10">riga2 by user1</text:p>
          <text:p text:style-name="P10">&gt;&gt;&gt;&gt;&gt;&gt;&gt; 4147529a1246ce87e7578b9fd5ed922de5bf3c91</text:p>
          <text:p text:style-name="P10">...</text:p>
          <text:p text:style-name="P10"/>
          <text:p text:style-name="P10"/>
          <text:p text:style-name="P10"/>
          <text:p text:style-name="P10"><text:s/></text:p>
          <text:p text:style-name="P10"/>
          <text:p text:style-name="P10"/>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6" draw:layer="layout" svg:width="13.957cm" svg:height="10.465cm" svg:x="3.809cm" svg:y="2.121cm" draw:page-number="14" presentation:class="page"/>
          <draw:frame presentation:style-name="pr3" draw:text-style-name="P5" draw:layer="layout" svg:width="17.259cm" svg:height="12.56cm" svg:x="2.16cm" svg:y="13.268cm" presentation:class="notes" presentation:placeholder="true">
            <draw:text-box/>
          </draw:frame>
        </presentation:notes>
      </draw:page>
      <draw:page draw:name="page15"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6" draw:layer="layout" svg:width="25.018cm" svg:height="1.514cm" svg:x="1.398cm" svg:y="2.648cm" presentation:class="outline" presentation:user-transformed="true">
          <draw:text-box>
            <text:list text:style-name="L2">
              <text:list-item>
                <text:p><text:span text:style-name="T7">Tags remote</text:span></text:p>
              </text:list-item>
            </text:list>
          </draw:text-box>
        </draw:frame>
        <draw:frame presentation:style-name="pr2" draw:text-style-name="P7" draw:layer="layout" svg:width="25.018cm" svg:height="1.934cm" svg:x="1.398cm" svg:y="4.162cm" presentation:class="outline" presentation:user-transformed="true">
          <draw:text-box>
            <text:list text:style-name="L3">
              <text:list-header>
                <text:p><text:span text:style-name="T8">Le tags che utilizziamo nel repository locale non vengono automaticamente copiate nel repository remoto </text:span></text:p>
              </text:list-header>
            </text:list>
          </draw:text-box>
        </draw:frame>
        <draw:frame presentation:style-name="pr2" draw:text-style-name="P7" draw:layer="layout" svg:width="25.018cm" svg:height="1.948cm" svg:x="1.652cm" svg:y="13.038cm" presentation:class="outline" presentation:user-transformed="true">
          <draw:text-box>
            <text:list text:style-name="L3">
              <text:list-header>
                <text:p><text:span text:style-name="T20">Per memorizzarle anche nel repository remoto, è necessario dichiararlo esplicitamente</text:span></text:p>
              </text:list-header>
            </text:list>
          </draw:text-box>
        </draw:frame>
        <draw:custom-shape draw:style-name="gr14" draw:text-style-name="P10" draw:layer="layout" svg:width="24.384cm" svg:height="5.554cm" svg:x="1.778cm" svg:y="15.02cm">
          <text:p text:style-name="P10">$ git push --tags</text:p>
          <text:p text:style-name="P10">Total 0 (delta 0), reused 0 (delta 0)</text:p>
          <text:p text:style-name="P10">To https://github.com/Bticino-Varese/sandbox1.git</text:p>
          <text:p text:style-name="P10"><text:s/>* [new tag] <text:s text:c="8"/>TAG_REMOTA -&gt; TAG_REMOTA</text:p>
          <text:p text:style-name="P10">$</text:p>
          <text:p text:style-name="P10"/>
          <draw:enhanced-geometry svg:viewBox="0 0 21600 21600" draw:mirror-horizontal="false" draw:mirror-vertical="false" draw:type="rectangle" draw:enhanced-path="M 0 0 L 21600 0 21600 21600 0 21600 0 0 Z N"/>
        </draw:custom-shape>
        <draw:custom-shape draw:style-name="gr15" draw:text-style-name="P10" draw:layer="layout" svg:width="24.384cm" svg:height="6.172cm" svg:x="1.748cm" svg:y="6.274cm">
          <text:p text:style-name="P10">$ git tag TAG_REMOTA</text:p>
          <text:p text:style-name="P10">$ git tag</text:p>
          <text:p text:style-name="P10">...</text:p>
          <text:p text:style-name="P10">TAG_REMOTA</text:p>
          <text:p text:style-name="P10">$ </text:p>
          <text:p text:style-name="P10"/>
          <text:p text:style-name="P10"/>
          <text:p text:style-name="P10"/>
          <text:p text:style-name="P10"><text:s/></text:p>
          <text:p text:style-name="P10"/>
          <text:p text:style-name="P10"/>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6" draw:layer="layout" svg:width="13.957cm" svg:height="10.465cm" svg:x="3.809cm" svg:y="2.121cm" draw:page-number="15" presentation:class="page"/>
          <draw:frame presentation:style-name="pr3" draw:text-style-name="P5" draw:layer="layout" svg:width="17.259cm" svg:height="12.56cm" svg:x="2.16cm" svg:y="13.268cm" presentation:class="notes" presentation:placeholder="true">
            <draw:text-box/>
          </draw:frame>
        </presentation:notes>
      </draw:page>
      <draw:page draw:name="page16" draw:style-name="dp1" draw:master-page-name="Bticino" presentation:presentation-page-layout-name="AL1T1">
        <office:forms form:automatic-focus="false" form:apply-design-mode="false"/>
        <draw:custom-shape draw:style-name="gr4" draw:text-style-name="P1" xml:id="id7" draw:id="id7" draw:layer="layout" svg:width="10.84cm" svg:height="3.138cm" svg:x="6.432cm" svg:y="13.9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1" draw:layer="layout" svg:width="25.184cm" svg:height="1.732cm" svg:x="1.398cm" svg:y="0.823cm" presentation:class="title">
          <draw:text-box>
            <text:p>Corso Git</text:p>
          </draw:text-box>
        </draw:frame>
        <draw:frame presentation:style-name="pr2" draw:text-style-name="P6" draw:layer="layout" svg:width="25.018cm" svg:height="1.514cm" svg:x="1.398cm" svg:y="2.648cm" presentation:class="outline" presentation:user-transformed="true">
          <draw:text-box>
            <text:list text:style-name="L2">
              <text:list-item>
                <text:p><text:span text:style-name="T7">Patch</text:span></text:p>
              </text:list-item>
            </text:list>
          </draw:text-box>
        </draw:frame>
        <draw:frame presentation:style-name="pr2" draw:text-style-name="P7" draw:layer="layout" svg:width="25.018cm" svg:height="3.204cm" svg:x="1.144cm" svg:y="3.908cm" presentation:class="outline" presentation:user-transformed="true">
          <draw:text-box>
            <text:list text:style-name="L3">
              <text:list-header>
                <text:p><text:span text:style-name="T8">Supponiamo che lo sviluppatore </text:span><text:span text:style-name="T11">A</text:span><text:span text:style-name="T8"> cloni un repository remoto ed inizi a lavorare. Improvvisamente, per qualche motivo, deve lasciare l'attività in corso e passarla allo sviluppatore </text:span><text:span text:style-name="T11">B</text:span><text:span text:style-name="T12">...</text:span><text:span text:style-name="T8"> <text:s/></text:span></text:p>
              </text:list-header>
            </text:list>
          </draw:text-box>
        </draw:frame>
        <draw:frame draw:style-name="gr16" draw:text-style-name="P12" draw:layer="layout" svg:width="2.794cm" svg:height="0.84cm" svg:x="6.808cm" svg:y="15.417cm">
          <draw:text-box>
            <text:p><text:span text:style-name="T22">B devel</text:span></text:p>
          </draw:text-box>
        </draw:frame>
        <draw:custom-shape draw:style-name="gr4" draw:text-style-name="P1" xml:id="id5" draw:id="id5" draw:layer="layout" svg:width="2.286cm" svg:height="2.286cm" svg:x="2.032cm" svg:y="7.3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7" draw:text-style-name="P1" draw:layer="layout" svg:width="6.454cm" svg:height="0.96cm" svg:x="4.622cm" svg:y="7.677cm">
          <draw:text-box>
            <text:p text:style-name="P1"><text:span text:style-name="T23">Repository bare (.git)</text:span></text:p>
          </draw:text-box>
        </draw:frame>
        <draw:custom-shape draw:style-name="gr4" draw:text-style-name="P1" xml:id="id6" draw:id="id6" draw:layer="layout" svg:width="10.668cm" svg:height="3.138cm" svg:x="6.432cm" svg:y="9.0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7" draw:text-style-name="P12" draw:layer="layout" svg:width="2.794cm" svg:height="0.84cm" svg:x="6.808cm" svg:y="10.605cm">
          <draw:text-box>
            <text:p><text:span text:style-name="T22">A devel</text:span></text:p>
          </draw:text-box>
        </draw:frame>
        <draw:custom-shape draw:style-name="gr18" draw:text-style-name="P13" xml:id="id3" draw:id="id3" draw:layer="layout" svg:width="1.016cm" svg:height="1.016cm" svg:x="10.42cm" svg:y="10.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3" draw:layer="layout" svg:width="1.016cm" svg:height="1.016cm" svg:x="12.42cm" svg:y="10.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3" xml:id="id1" draw:id="id1" draw:layer="layout" svg:width="1.016cm" svg:height="1.016cm" svg:x="14.52cm" svg:y="10.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4" draw:layer="layout" svg:x1="11.436cm" svg:y1="11.08cm" svg:x2="12.42cm" svg:y2="11.08cm">
          <text:p/>
        </draw:line>
        <draw:line draw:style-name="gr19" draw:text-style-name="P14" draw:layer="layout" svg:x1="13.436cm" svg:y1="11.08cm" svg:x2="14.52cm" svg:y2="11.08cm">
          <text:p/>
        </draw:line>
        <draw:frame draw:style-name="gr7" draw:text-style-name="P1" draw:layer="layout" svg:width="6.454cm" svg:height="0.96cm" svg:x="17.322cm" svg:y="9.577cm">
          <draw:text-box>
            <text:p text:style-name="P1"><text:span text:style-name="T23">Repository locale di A</text:span></text:p>
          </draw:text-box>
        </draw:frame>
        <draw:frame draw:style-name="gr7" draw:text-style-name="P1" draw:layer="layout" svg:width="6.454cm" svg:height="0.96cm" svg:x="17.322cm" svg:y="14.277cm">
          <draw:text-box>
            <text:p text:style-name="P1"><text:span text:style-name="T23">Repository locale di B</text:span></text:p>
          </draw:text-box>
        </draw:frame>
        <draw:custom-shape draw:style-name="gr20" draw:text-style-name="P1" draw:layer="layout" svg:width="2.794cm" svg:height="3.048cm" draw:transform="rotate (-1.51302592855388) translate (19.81cm 11.2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1" draw:layer="layout" svg:width="1.213cm" svg:height="0.96cm" svg:x="20.123cm" svg:y="12.248cm">
          <draw:text-box>
            <text:p text:style-name="P1"><text:span text:style-name="T23">?</text:span></text:p>
          </draw:text-box>
        </draw:frame>
        <draw:frame draw:style-name="gr21" draw:text-style-name="P16" xml:id="id2" draw:id="id2" draw:layer="layout" svg:width="1.646cm" svg:height="0.722cm" svg:x="16.002cm" svg:y="9.398cm">
          <draw:text-box>
            <text:p text:style-name="P15"><text:span text:style-name="T24">HEAD</text:span></text:p>
          </draw:text-box>
        </draw:frame>
        <draw:connector draw:style-name="gr22" draw:layer="layout" draw:type="curve" svg:x1="15.028cm" svg:y1="10.605cm" svg:x2="16.002cm" svg:y2="9.759cm" draw:start-shape="id1" draw:start-glue-point="4" draw:end-shape="id2" draw:end-glue-point="3" svg:d="m15028 10605c0-564 324-846 974-846" svg:viewBox="0 0 975 847">
          <text:p/>
        </draw:connector>
        <draw:frame draw:style-name="gr23" draw:text-style-name="P16" xml:id="id4" draw:id="id4" draw:layer="layout" svg:width="1.428cm" svg:height="0.722cm" svg:x="11.96cm" svg:y="9.398cm">
          <draw:text-box>
            <text:p text:style-name="P15"><text:span text:style-name="T24">V1.0</text:span></text:p>
          </draw:text-box>
        </draw:frame>
        <draw:connector draw:style-name="gr22" draw:layer="layout" draw:type="curve" svg:x1="10.928cm" svg:y1="10.605cm" svg:x2="11.96cm" svg:y2="9.759cm" draw:start-shape="id3" draw:start-glue-point="4" draw:end-shape="id4" draw:end-glue-point="3" svg:d="m10928 10605c0-564 344-846 1032-846" svg:viewBox="0 0 1033 847">
          <text:p/>
        </draw:connector>
        <draw:connector draw:style-name="gr22" draw:layer="layout" draw:type="curve" svg:x1="3.175cm" svg:y1="9.652cm" svg:x2="6.432cm" svg:y2="10.623cm" draw:start-shape="id5" draw:start-glue-point="7" draw:end-shape="id6" draw:end-glue-point="6" svg:d="m3175 9652c0 648 1085 971 3257 971" svg:viewBox="0 0 3258 972">
          <text:p/>
        </draw:connector>
        <draw:connector draw:style-name="gr22" draw:layer="layout" draw:type="curve" svg:x1="3.175cm" svg:y1="9.652cm" svg:x2="6.432cm" svg:y2="15.535cm" draw:start-shape="id5" draw:start-glue-point="7" draw:end-shape="id7" draw:end-glue-point="6" svg:d="m3175 9652c0 3922 1085 5883 3257 5883" svg:viewBox="0 0 3258 5884">
          <text:p/>
        </draw:connector>
        <draw:custom-shape draw:style-name="gr24" draw:text-style-name="P13" draw:layer="layout" svg:width="1.016cm" svg:height="1.016cm" svg:x="10.42cm" svg:y="15.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16" xml:id="id8" draw:id="id8" draw:layer="layout" svg:width="1.428cm" svg:height="0.722cm" svg:x="11.96cm" svg:y="14.199cm">
          <draw:text-box>
            <text:p text:style-name="P15"><text:span text:style-name="T24">V1.0</text:span></text:p>
          </draw:text-box>
        </draw:frame>
        <draw:connector draw:style-name="gr22" draw:layer="layout" draw:type="curve" svg:x1="10.928cm" svg:y1="15.406cm" svg:x2="11.96cm" svg:y2="14.56cm" draw:end-shape="id8" draw:end-glue-point="3" svg:d="m10928 15406c399 0-117-846 1032-846" svg:viewBox="0 0 1033 847">
          <text:p/>
        </draw:connector>
        <presentation:notes draw:style-name="dp2">
          <office:forms form:automatic-focus="false" form:apply-design-mode="false"/>
          <draw:page-thumbnail draw:style-name="gr6" draw:layer="layout" svg:width="13.957cm" svg:height="10.465cm" svg:x="3.809cm" svg:y="2.121cm" draw:page-number="16" presentation:class="page"/>
          <draw:frame presentation:style-name="pr3" draw:text-style-name="P5" draw:layer="layout" svg:width="17.259cm" svg:height="12.56cm" svg:x="2.16cm" svg:y="13.268cm" presentation:class="notes" presentation:placeholder="true">
            <draw:text-box/>
          </draw:frame>
        </presentation:notes>
      </draw:page>
      <draw:page draw:name="page17" draw:style-name="dp1" draw:master-page-name="Bticino" presentation:presentation-page-layout-name="AL1T1">
        <office:forms form:automatic-focus="false" form:apply-design-mode="false"/>
        <draw:custom-shape draw:style-name="gr4" draw:text-style-name="P1" draw:layer="layout" svg:width="10.84cm" svg:height="3.138cm" svg:x="6.932cm" svg:y="15.0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1" draw:layer="layout" svg:width="25.184cm" svg:height="1.732cm" svg:x="1.398cm" svg:y="0.823cm" presentation:class="title">
          <draw:text-box>
            <text:p>Corso Git</text:p>
          </draw:text-box>
        </draw:frame>
        <draw:frame presentation:style-name="pr2" draw:text-style-name="P6" draw:layer="layout" svg:width="25.018cm" svg:height="1.514cm" svg:x="1.398cm" svg:y="2.648cm" presentation:class="outline" presentation:user-transformed="true">
          <draw:text-box>
            <text:list text:style-name="L2">
              <text:list-item>
                <text:p><text:span text:style-name="T7">Patch</text:span></text:p>
              </text:list-item>
            </text:list>
          </draw:text-box>
        </draw:frame>
        <draw:frame presentation:style-name="pr2" draw:text-style-name="P7" draw:layer="layout" svg:width="25.018cm" svg:height="3.712cm" svg:x="1.144cm" svg:y="3.908cm" presentation:class="outline" presentation:user-transformed="true">
          <draw:text-box>
            <text:list text:style-name="L3">
              <text:list-header>
                <text:p><text:span text:style-name="T8">Le modifiche fatte da A sono ancora instabili, ed è meglio che non vengano salvate nel repository bare. Con Git si può creare una patch, che è un file di testo che elenca le modifiche fatte da A, da un certo punto in poi. B prende questo file e lo applica al proprio repository locale</text:span></text:p>
              </text:list-header>
            </text:list>
          </draw:text-box>
        </draw:frame>
        <draw:frame draw:style-name="gr16" draw:text-style-name="P12" draw:layer="layout" svg:width="2.794cm" svg:height="0.84cm" svg:x="7.308cm" svg:y="16.517cm">
          <draw:text-box>
            <text:p><text:span text:style-name="T22">B devel</text:span></text:p>
          </draw:text-box>
        </draw:frame>
        <draw:custom-shape draw:style-name="gr4" draw:text-style-name="P1" draw:layer="layout" svg:width="10.668cm" svg:height="3.138cm" svg:x="6.932cm" svg:y="7.9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7" draw:text-style-name="P12" draw:layer="layout" svg:width="2.794cm" svg:height="0.84cm" svg:x="7.308cm" svg:y="9.505cm">
          <draw:text-box>
            <text:p><text:span text:style-name="T22">A devel</text:span></text:p>
          </draw:text-box>
        </draw:frame>
        <draw:custom-shape draw:style-name="gr18" draw:text-style-name="P13" xml:id="id11" draw:id="id11" draw:layer="layout" svg:width="1.016cm" svg:height="1.016cm" svg:x="10.92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3" draw:layer="layout" svg:width="1.016cm" svg:height="1.016cm" svg:x="12.92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3" xml:id="id9" draw:id="id9" draw:layer="layout" svg:width="1.016cm" svg:height="1.016cm" svg:x="15.02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4" draw:layer="layout" svg:x1="11.936cm" svg:y1="9.98cm" svg:x2="12.92cm" svg:y2="9.98cm">
          <text:p/>
        </draw:line>
        <draw:line draw:style-name="gr19" draw:text-style-name="P14" draw:layer="layout" svg:x1="13.936cm" svg:y1="9.98cm" svg:x2="15.02cm" svg:y2="9.98cm">
          <text:p/>
        </draw:line>
        <draw:frame draw:style-name="gr7" draw:text-style-name="P3" draw:layer="layout" svg:width="6.454cm" svg:height="0.96cm" svg:x="1.412cm" svg:y="7.45cm">
          <draw:text-box>
            <text:p text:style-name="P3"><text:span text:style-name="T23">Repository locale di A</text:span></text:p>
          </draw:text-box>
        </draw:frame>
        <draw:frame draw:style-name="gr7" draw:text-style-name="P3" draw:layer="layout" svg:width="6.454cm" svg:height="0.96cm" svg:x="1.412cm" svg:y="14.618cm">
          <draw:text-box>
            <text:p text:style-name="P3"><text:span text:style-name="T23">Repository locale di B</text:span></text:p>
          </draw:text-box>
        </draw:frame>
        <draw:frame draw:style-name="gr21" draw:text-style-name="P16" xml:id="id10" draw:id="id10" draw:layer="layout" svg:width="1.646cm" svg:height="0.722cm" svg:x="16.502cm" svg:y="8.298cm">
          <draw:text-box>
            <text:p text:style-name="P15"><text:span text:style-name="T24">HEAD</text:span></text:p>
          </draw:text-box>
        </draw:frame>
        <draw:connector draw:style-name="gr22" draw:layer="layout" draw:type="curve" svg:x1="15.528cm" svg:y1="9.505cm" svg:x2="16.502cm" svg:y2="8.659cm" draw:start-shape="id9" draw:start-glue-point="4" draw:end-shape="id10" draw:end-glue-point="3" svg:d="m15528 9505c0-564 324-846 974-846" svg:viewBox="0 0 975 847">
          <text:p/>
        </draw:connector>
        <draw:frame draw:style-name="gr23" draw:text-style-name="P16" xml:id="id12" draw:id="id12" draw:layer="layout" svg:width="1.428cm" svg:height="0.722cm" svg:x="12.46cm" svg:y="8.298cm">
          <draw:text-box>
            <text:p text:style-name="P15"><text:span text:style-name="T24">V1.0</text:span></text:p>
          </draw:text-box>
        </draw:frame>
        <draw:connector draw:style-name="gr22" draw:layer="layout" draw:type="curve" svg:x1="11.428cm" svg:y1="9.505cm" svg:x2="12.46cm" svg:y2="8.659cm" draw:start-shape="id11" draw:start-glue-point="4" draw:end-shape="id12" draw:end-glue-point="3" svg:d="m11428 9505c0-564 344-846 1032-846" svg:viewBox="0 0 1033 847">
          <text:p/>
        </draw:connector>
        <draw:custom-shape draw:style-name="gr18" draw:text-style-name="P13" draw:layer="layout" svg:width="1.016cm" svg:height="1.016cm" svg:x="19.42cm" svg:y="1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3" draw:layer="layout" svg:width="1.016cm" svg:height="1.016cm" svg:x="21.52cm" svg:y="1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4" draw:layer="layout" svg:x1="20.436cm" svg:y1="12.68cm" svg:x2="21.52cm" svg:y2="12.68cm">
          <text:p/>
        </draw:line>
        <draw:frame draw:style-name="gr7" draw:text-style-name="P1" draw:layer="layout" svg:width="3.66cm" svg:height="0.96cm" svg:x="23.002cm" svg:y="12.22cm">
          <draw:text-box>
            <text:p text:style-name="P1"><text:span text:style-name="T23">A_work.patch</text:span></text:p>
          </draw:text-box>
        </draw:frame>
        <draw:custom-shape draw:style-name="gr24" draw:text-style-name="P13" draw:layer="layout" svg:width="1.016cm" svg:height="1.016cm" svg:x="10.92cm" svg:y="16.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16" xml:id="id13" draw:id="id13" draw:layer="layout" svg:width="1.428cm" svg:height="0.722cm" svg:x="12.46cm" svg:y="15.299cm">
          <draw:text-box>
            <text:p text:style-name="P15"><text:span text:style-name="T24">V1.0</text:span></text:p>
          </draw:text-box>
        </draw:frame>
        <draw:connector draw:style-name="gr22" draw:layer="layout" draw:type="curve" svg:x1="11.428cm" svg:y1="16.506cm" svg:x2="12.46cm" svg:y2="15.66cm" draw:end-shape="id13" draw:end-glue-point="3" svg:d="m11428 16506c399 0-117-846 1032-846" svg:viewBox="0 0 1033 847">
          <text:p/>
        </draw:connector>
        <draw:custom-shape draw:style-name="gr4" draw:text-style-name="P1" draw:layer="layout" svg:width="1.524cm" svg:height="2.032cm" draw:transform="rotate (0.911410935391439) translate (16.502cm 11.9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 draw:layer="layout" svg:width="4.064cm" svg:height="1.466cm" svg:x="12.438cm" svg:y="16.26cm">
          <text:p/>
          <draw:enhanced-geometry svg:viewBox="0 0 21600 21600" draw:type="rectangle" draw:enhanced-path="M 0 0 L 21600 0 21600 21600 0 21600 0 0 Z N"/>
        </draw:custom-shape>
        <draw:custom-shape draw:style-name="gr26" draw:text-style-name="P13" draw:layer="layout" svg:width="1.016cm" svg:height="1.016cm" svg:x="12.92cm" svg:y="1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1.016cm" svg:height="1.016cm" svg:x="15.02cm" svg:y="1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4" draw:layer="layout" svg:x1="13.936cm" svg:y1="16.98cm" svg:x2="15.02cm" svg:y2="16.98cm">
          <text:p/>
        </draw:line>
        <draw:custom-shape draw:style-name="gr25" draw:text-style-name="P1" draw:layer="layout" svg:width="4.064cm" svg:height="1.956cm" svg:x="18.938cm" svg:y="11.76cm">
          <text:p/>
          <draw:enhanced-geometry svg:viewBox="0 0 21600 21600" draw:type="rectangle" draw:enhanced-path="M 0 0 L 21600 0 21600 21600 0 21600 0 0 Z N"/>
        </draw:custom-shape>
        <draw:custom-shape draw:style-name="gr26" draw:text-style-name="P13" draw:layer="layout" svg:width="1.016cm" svg:height="1.016cm" svg:x="19.42cm" svg:y="1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1.016cm" svg:height="1.016cm" svg:x="21.52cm" svg:y="1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4" draw:layer="layout" svg:x1="20.436cm" svg:y1="12.68cm" svg:x2="21.52cm" svg:y2="12.68cm">
          <text:p/>
        </draw:line>
        <draw:custom-shape draw:style-name="gr4" draw:text-style-name="P1" draw:layer="layout" svg:width="1.524cm" svg:height="2.032cm" draw:transform="rotate (-0.74176493209759) translate (17.996cm 13.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8" draw:text-style-name="P14" draw:layer="layout" svg:x1="11.964cm" svg:y1="17.07cm" svg:x2="12.948cm" svg:y2="17.07cm">
          <text:p/>
        </draw:line>
        <draw:frame draw:style-name="gr29" draw:text-style-name="P17" draw:layer="layout" svg:width="10.086cm" svg:height="0.801cm" svg:x="17.6cm" svg:y="10.552cm">
          <draw:text-box>
            <text:p text:style-name="P17"><text:span text:style-name="T25">git format-patch - - stdout &gt; A_work.patch </text:span></text:p>
          </draw:text-box>
        </draw:frame>
        <draw:frame draw:style-name="gr29" draw:text-style-name="P17" draw:layer="layout" svg:width="7.366cm" svg:height="0.801cm" svg:x="18.542cm" svg:y="14.422cm">
          <draw:text-box>
            <text:p text:style-name="P17"><text:span text:style-name="T25">git apply - - stat A_work.patch</text:span></text:p>
          </draw:text-box>
        </draw:frame>
        <draw:frame draw:style-name="gr29" draw:text-style-name="P17" draw:layer="layout" svg:width="8.128cm" svg:height="0.801cm" svg:x="18.542cm" svg:y="15.223cm">
          <draw:text-box>
            <text:p text:style-name="P17"><text:span text:style-name="T25">git apply - - check A_work.patch</text:span></text:p>
          </draw:text-box>
        </draw:frame>
        <draw:frame draw:style-name="gr29" draw:text-style-name="P17" draw:layer="layout" svg:width="8.128cm" svg:height="0.801cm" svg:x="18.542cm" svg:y="16.024cm">
          <draw:text-box>
            <text:p text:style-name="P17"><text:span text:style-name="T25">git am - - signoff &lt; A_work.patch</text:span></text:p>
          </draw:text-box>
        </draw:frame>
        <presentation:notes draw:style-name="dp2">
          <office:forms form:automatic-focus="false" form:apply-design-mode="false"/>
          <draw:page-thumbnail draw:style-name="gr6" draw:layer="layout" svg:width="13.957cm" svg:height="10.465cm" svg:x="3.809cm" svg:y="2.121cm" draw:page-number="17" presentation:class="page"/>
          <draw:frame presentation:style-name="pr3" draw:text-style-name="P5" draw:layer="layout" svg:width="17.259cm" svg:height="12.56cm" svg:x="2.16cm" svg:y="13.268cm" presentation:class="notes" presentation:placeholder="true">
            <draw:text-box/>
          </draw:frame>
        </presentation:notes>
      </draw:page>
      <draw:page draw:name="page18"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6" draw:layer="layout" svg:width="25.018cm" svg:height="1.514cm" svg:x="1.398cm" svg:y="2.648cm" presentation:class="outline" presentation:user-transformed="true">
          <draw:text-box>
            <text:list text:style-name="L2">
              <text:list-item>
                <text:p><text:span text:style-name="T7">Patch</text:span></text:p>
              </text:list-item>
            </text:list>
          </draw:text-box>
        </draw:frame>
        <draw:custom-shape draw:style-name="gr30" draw:text-style-name="P10" draw:layer="layout" svg:width="25.376cm" svg:height="7.326cm" svg:x="1.548cm" svg:y="4.274cm">
          <text:p text:style-name="P10">$ git tag</text:p>
          <text:p text:style-name="P10">...</text:p>
          <text:p text:style-name="P10">V1.0</text:p>
          <text:p text:style-name="P10"><text:span text:style-name="T26">... &lt;A&gt; fa delle modifiche, le aggiunge all'area di stage e fa una commit</text:span></text:p>
          <text:p text:style-name="P10">$ git commit -m “Prima commit”</text:p>
          <text:p text:style-name="P18"><text:span text:style-name="T26">... &lt;A&gt; fa delle altre modifiche, le aggiunge all'area di stage e fa una commit</text:span></text:p>
          <text:p text:style-name="P18">$ git commit -m “Seconda commit”</text:p>
          <text:p text:style-name="P18"><text:span text:style-name="T26">... &lt;A&gt; prepara la patch da passare al collega</text:span></text:p>
          <text:p text:style-name="P18">$ git format-patch –stdout &gt; A_work.txt</text:p>
          <text:p text:style-name="P10"><text:s/></text:p>
          <text:p text:style-name="P10"/>
          <text:p text:style-name="P10"/>
          <draw:enhanced-geometry svg:viewBox="0 0 21600 21600" draw:mirror-horizontal="false" draw:mirror-vertical="false" draw:type="rectangle" draw:enhanced-path="M 0 0 L 21600 0 21600 21600 0 21600 0 0 Z N"/>
        </draw:custom-shape>
        <draw:custom-shape draw:style-name="gr31" draw:text-style-name="P10" draw:layer="layout" svg:width="25.376cm" svg:height="7.326cm" svg:x="1.548cm" svg:y="12.574cm">
          <text:p text:style-name="P18"><text:span text:style-name="T26">... &lt;B&gt; ottiene la patch (allegato mail, usbstick, ftp, scp...) e ne verifica il contenuto</text:span></text:p>
          <text:p text:style-name="P10">$ git apply - -stat A_work.txt </text:p>
          <text:p text:style-name="P10">...</text:p>
          <text:p text:style-name="P10"><text:span text:style-name="T26">... &lt;B&gt; verifica che la patch non contenga errori</text:span></text:p>
          <text:p text:style-name="P10">$ git apply - - check A_work.txt</text:p>
          <text:p text:style-name="P10"/>
          <text:p text:style-name="P18"><text:span text:style-name="T26">... &lt;B&gt; applica la patch al proprio repository locale</text:span></text:p>
          <text:p text:style-name="P18">$ git am - -signoff &lt; A_work.txt</text:p>
          <text:p text:style-name="P10"><text:s/></text:p>
          <text:p text:style-name="P10"/>
          <text:p text:style-name="P10"/>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6" draw:layer="layout" svg:width="13.957cm" svg:height="10.465cm" svg:x="3.809cm" svg:y="2.121cm" draw:page-number="18" presentation:class="page"/>
          <draw:frame presentation:style-name="pr3" draw:text-style-name="P5" draw:layer="layout" svg:width="17.259cm" svg:height="12.56cm" svg:x="2.16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2" draw:display-name="Arrowheads 2" svg:viewBox="0 0 1321 3493" svg:d="m1321 3493h-1321l702-3493z"/>
    <draw:stroke-dash draw:name="Dash_20_3" draw:display-name="Dash 3"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808080" draw:marker-start-width="0.2cm" draw:marker-start-center="false" draw:marker-end-width="0.2cm" draw:marker-end-center="false" draw:fill="solid" draw:fill-color="#cfe7f5"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ticino-background" style:family="presentation">
      <style:graphic-properties draw:stroke="none" draw:fill="solid" draw:fill-color="#ffffff" draw:textarea-horizontal-align="center" draw:textarea-vertical-align="middle"/>
      <style:paragraph-properties fo:text-align="center"/>
    </style:style>
    <style:style style:name="Bticino-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Bticin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font-relief="none"/>
    </style:style>
    <style:style style:name="Bticino-notes" style:family="presentation">
      <style:graphic-properties draw:stroke="none" draw:fill="none">
        <text:list-style style:name="Bticin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ticino-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Bticin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outline2" style:family="presentation" style:parent-style-name="Bticin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WenQuanYi Zen Hei'" style:font-pitch-asian="variable" style:font-size-asian="28pt" style:font-style-asian="normal" style:font-weight-asian="normal" style:font-family-complex="'WenQuanYi Zen Hei'" style:font-pitch-complex="variable" style:font-size-complex="28pt" style:font-style-complex="normal" style:font-weight-complex="normal" style:font-relief="none"/>
    </style:style>
    <style:style style:name="Bticino-outline3" style:family="presentation" style:parent-style-name="Bticin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WenQuanYi Zen Hei'" style:font-pitch-asian="variable" style:font-size-asian="24pt" style:font-style-asian="normal" style:font-weight-asian="normal" style:font-family-complex="'WenQuanYi Zen Hei'" style:font-pitch-complex="variable" style:font-size-complex="24pt" style:font-style-complex="normal" style:font-weight-complex="normal" style:font-relief="none"/>
    </style:style>
    <style:style style:name="Bticino-outline4" style:family="presentation" style:parent-style-name="Bticin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5" style:family="presentation" style:parent-style-name="Bticin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6" style:family="presentation" style:parent-style-name="Bticin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7" style:family="presentation" style:parent-style-name="Bticin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8" style:family="presentation" style:parent-style-name="Bticin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9" style:family="presentation" style:parent-style-name="Bticin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subtitle" style:family="presentation">
      <style:graphic-properties draw:stroke="none" draw:fill="none" draw:textarea-vertical-align="middle">
        <text:list-style style:name="Bticin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title" style:family="presentation">
      <style:graphic-properties draw:stroke="none" draw:fill="none" draw:textarea-horizontal-align="justify" draw:textarea-vertical-align="middle" fo:padding-top="0cm" fo:padding-bottom="0cm" fo:padding-left="0cm" fo:padding-right="0cm">
        <text:list-style style:name="Bticin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Ubuntu" style:font-pitch="variable" fo:font-size="44pt" fo:font-style="normal" fo:text-shadow="none" style:text-underline-style="none" fo:font-weight="bold" style:font-family-asian="'WenQuanYi Zen Hei'" style:font-pitch-asian="variable" style:font-size-asian="44pt" style:font-style-asian="normal" style:font-weight-asian="bold" style:font-family-complex="'WenQuanYi Zen Hei'"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Bticino-backgroundobjects">
      <style:graphic-properties draw:stroke="none" draw:fill="none" draw:fill-color="#ffffff" draw:auto-grow-height="false" draw:auto-grow-width="false" fo:min-height="1.436cm" fo:min-width="0cm" fo:wrap-option="wrap"/>
    </style:style>
    <style:style style:name="Mpr2"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3"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4"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r5"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color="#000000" fo:font-family="'Times New Roman'" style:font-family-generic="roman" style:font-pitch="variable" fo:font-size="14pt" fo:language="it" fo:country="IT" style:font-family-asian="'DejaVu Sans'" style:font-pitch-asian="variable" style:font-size-asian="14pt" style:font-family-complex="'DejaVu 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ticino" style:page-layout-name="PM1" draw:style-name="Mdp1">
      <draw:frame presentation:style-name="Bticino-title" draw:layer="backgroundobjects" svg:width="25.184cm" svg:height="1.702cm" svg:x="1.398cm" svg:y="0.838cm" presentation:class="title" presentation:placeholder="true">
        <draw:text-box/>
      </draw:frame>
      <draw:frame presentation:style-name="Bticino-outline1" draw:layer="backgroundobjects" svg:width="25.018cm" svg:height="12.179cm" svg:x="1.398cm" svg:y="3.048cm" presentation:class="outline" presentation:placeholder="true">
        <draw:text-box/>
      </draw:frame>
      <draw:frame presentation:style-name="Mpr1" draw:layer="backgroundobjects" svg:width="6.509cm" svg:height="1.435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3cm" svg:height="1.435cm" svg:x="9.577cm" svg:y="19.129cm" presentation:class="footer">
        <draw:text-box>
          <text:list text:style-name="ML1">
            <text:list-header>
              <text:p><text:span text:style-name="MT2"><presentation:footer/></text:span></text:p>
            </text:list-header>
          </text:list>
        </draw:text-box>
      </draw:frame>
      <draw:frame presentation:style-name="Mpr1" draw:layer="backgroundobjects" svg:width="6.509cm" svg:height="1.435cm" svg:x="20.072cm" svg:y="19.129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4.144cm" svg:height="0.921cm" svg:x="22.182cm" svg:y="1.111cm">
        <draw:image xlink:href="Pictures/10000000000004A3000001088E4B0FD4.jpg" xlink:type="simple" xlink:show="embed" xlink:actuate="onLoad">
          <text:p/>
        </draw:image>
      </draw:frame>
      <presentation:notes style:page-layout-name="PM0">
        <draw:rect draw:style-name="Mgr4" draw:text-style-name="MP3" draw:layer="backgroundobjects" svg:width="21.59cm" svg:height="27.94cm" svg:x="0cm" svg:y="0cm">
          <text:p/>
        </draw:rect>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Bticino-title" draw:layer="backgroundobjects" svg:width="13.957cm" svg:height="10.465cm" svg:x="3.809cm" svg:y="2.121cm" presentation:class="page"/>
        <draw:frame presentation:style-name="Bticino-notes" draw:layer="backgroundobjects" svg:width="17.259cm" svg:height="12.56cm" svg:x="2.16cm" svg:y="13.268cm" presentation:class="notes" presentation:placeholder="true">
          <draw:text-box/>
        </draw:frame>
        <draw:frame presentation:style-name="Mpr2" draw:text-style-name="MP6" draw:layer="backgroundobjects" svg:width="9.357cm" svg:height="1.386cm" svg:x="-0.001cm" svg:y="-0.001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9.358cm" svg:height="1.386cm" svg:x="12.219cm" svg:y="-0.001cm" presentation:class="date-time">
          <draw:text-box>
            <text:list text:style-name="ML1">
              <text:list-header>
                <text:p text:style-name="MP7"><text:span text:style-name="MT3"><presentation:date-time/></text:span></text:p>
              </text:list-header>
            </text:list>
          </draw:text-box>
        </draw:frame>
        <draw:frame presentation:style-name="Mpr4" draw:text-style-name="MP6" draw:layer="backgroundobjects" svg:width="9.357cm" svg:height="1.386cm" svg:x="-0.001cm" svg:y="26.5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9.358cm" svg:height="1.386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igi talamona</meta:initial-creator>
    <meta:creation-date>2013-01-28T11:37:07</meta:creation-date>
    <meta:editing-cycles>105</meta:editing-cycles>
    <meta:editing-duration>P28DT16H11M40S</meta:editing-duration>
    <dc:date>2013-09-29T16:54:59</dc:date>
    <dc:creator>luigi talamona</dc:creator>
    <meta:generator>LibreOffice/3.6$Linux_x86 LibreOffice_project/2ef5aff-a6fb0ff-166bdff-cf087ad-0f1389</meta:generator>
    <meta:document-statistic meta:object-count="210"/>
  </office:meta>
</office:document-meta>
</file>